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49pt"/>
    </style:style>
    <style:style style:name="co2" style:family="table-column">
      <style:table-column-properties fo:break-before="auto" style:column-width="81.24pt"/>
    </style:style>
    <style:style style:name="co3" style:family="table-column">
      <style:table-column-properties fo:break-before="auto" style:column-width="144.45pt"/>
    </style:style>
    <style:style style:name="co4" style:family="table-column">
      <style:table-column-properties fo:break-before="auto" style:column-width="45.16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79.91pt"/>
    </style:style>
    <style:style style:name="co7" style:family="table-column">
      <style:table-column-properties fo:break-before="auto" style:column-width="11.11pt"/>
    </style:style>
    <style:style style:name="co8" style:family="table-column">
      <style:table-column-properties fo:break-before="auto" style:column-width="89.6pt"/>
    </style:style>
    <style:style style:name="co9" style:family="table-column">
      <style:table-column-properties fo:break-before="auto" style:column-width="42.41pt"/>
    </style:style>
    <style:style style:name="co10" style:family="table-column">
      <style:table-column-properties fo:break-before="auto" style:column-width="61.8pt"/>
    </style:style>
    <style:style style:name="co11" style:family="table-column">
      <style:table-column-properties fo:break-before="auto" style:column-width="49.29pt"/>
    </style:style>
    <style:style style:name="co12" style:family="table-column">
      <style:table-column-properties fo:break-before="auto" style:column-width="90.99pt"/>
    </style:style>
    <style:style style:name="co13" style:family="table-column">
      <style:table-column-properties fo:break-before="auto" style:column-width="40.99pt"/>
    </style:style>
    <style:style style:name="co14" style:family="table-column">
      <style:table-column-properties fo:break-before="auto" style:column-width="56.24pt"/>
    </style:style>
    <style:style style:name="ro1" style:family="table-row">
      <style:table-row-properties style:row-height="6.01pt" fo:break-before="auto" style:use-optimal-row-height="false"/>
    </style:style>
    <style:style style:name="ro2" style:family="table-row">
      <style:table-row-properties style:row-height="42.01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22.51pt" fo:break-before="auto" style:use-optimal-row-height="false"/>
    </style:style>
    <style:style style:name="ro6" style:family="table-row">
      <style:table-row-properties style:row-height="18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38.24pt" fo:break-before="auto" style:use-optimal-row-height="false"/>
    </style:style>
    <style:style style:name="ro9" style:family="table-row">
      <style:table-row-properties style:row-height="24.01pt" fo:break-before="auto" style:use-optimal-row-height="false"/>
    </style:style>
    <style:style style:name="ro10" style:family="table-row">
      <style:table-row-properties style:row-height="19.5pt" fo:break-before="auto" style:use-optimal-row-height="false"/>
    </style:style>
    <style:style style:name="ro11" style:family="table-row">
      <style:table-row-properties style:row-height="21pt" fo:break-before="auto" style:use-optimal-row-height="false"/>
    </style:style>
    <style:style style:name="ro12" style:family="table-row">
      <style:table-row-properties style:row-height="1.5pt" fo:break-before="auto" style:use-optimal-row-height="false"/>
    </style:style>
    <style:style style:name="ta1" style:family="table" style:master-page-name="PageStyle_5f_Setup">
      <style:table-properties table:display="true" style:writing-mode="lr-tb"/>
    </style:style>
    <style:style style:name="ta2" style:family="table" style:master-page-name="PageStyle_5f_Expenses">
      <style:table-properties table:display="true" style:writing-mode="lr-tb"/>
    </style:style>
    <style:style style:name="ta3" style:family="table" style:master-page-name="PageStyle_5f_Income">
      <style:table-properties table:display="true" style:writing-mode="lr-tb"/>
    </style:style>
    <style:style style:name="ta4" style:family="table" style:master-page-name="PageStyle_5f_Summary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33496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name-complex="Lato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7" style:family="table-cell" style:parent-style-name="Default">
      <style:table-cell-properties fo:background-color="#33496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Raleway" fo:font-size="22pt" fo:font-style="normal" fo:text-shadow="none" style:text-underline-style="none" fo:font-weight="bold" style:font-size-asian="22pt" style:font-style-asian="normal" style:font-weight-asian="bold" style:font-name-complex="Raleway" style:font-size-complex="2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0" style:family="table-cell" style:parent-style-name="Default">
      <style:table-cell-properties fo:border-bottom="0.74pt dotted #a7b0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name-complex="Lato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9" style:family="table-cell" style:parent-style-name="Default">
      <style:table-cell-properties fo:background-color="#33496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46524" style:text-outline="false" style:text-line-through-style="none" style:text-line-through-type="none" style:font-name="Lato" fo:font-size="17pt" fo:font-style="normal" fo:text-shadow="none" style:text-underline-style="none" fo:font-weight="bold" style:font-size-asian="17pt" style:font-style-asian="normal" style:font-weight-asian="bold" style:font-name-complex="Lato" style:font-size-complex="17pt" style:font-style-complex="normal" style:font-weight-complex="bold"/>
    </style:style>
    <style:style style:name="ce21" style:family="table-cell" style:parent-style-name="Default">
      <style:table-cell-properties fo:border-bottom="0.74pt dotted #a7b0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3800" style:text-outline="false" style:text-line-through-style="none" style:text-line-through-type="none" style:font-name="Lato" fo:font-size="18pt" fo:font-style="normal" fo:text-shadow="none" style:text-underline-style="none" fo:font-weight="normal" style:font-size-asian="18pt" style:font-style-asian="normal" style:font-weight-asian="normal" style:font-name-complex="Lato" style:font-size-complex="18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7" style:family="table-cell" style:parent-style-name="Default">
      <style:table-cell-properties fo:background-color="#334960" style:diagonal-bl-tr="none" style:diagonal-tl-br="none" style:text-align-source="fix" style:repeat-content="false" fo:wrap-option="no-wrap" fo:border="0.74pt solid #33496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8" style:family="table-cell" style:parent-style-name="Default">
      <style:table-cell-properties fo:border-bottom="0.74pt solid #6c7687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556376" style:text-outline="false" style:text-line-through-style="none" style:text-line-through-type="none" style:font-name="La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0" style:family="table-cell" style:parent-style-name="Default">
      <style:table-cell-properties fo:border-bottom="0.06pt solid #ffffff" style:diagonal-bl-tr="none" style:diagonal-tl-br="none" style:text-align-source="fix" style:repeat-content="false" fo:wrap-option="no-wrap" fo:border-left="0.06pt solid #ffffff" style:direction="ltr" fo:border-right="0.06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2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556376" style:text-outline="false" style:text-line-through-style="none" style:text-line-through-type="none" style:font-name="La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3" style:family="table-cell" style:parent-style-name="Default">
      <style:table-cell-properties fo:border-bottom="0.06pt solid #ffffff" style:diagonal-bl-tr="none" style:diagonal-tl-br="none" style:text-align-source="fix" style:repeat-content="false" fo:wrap-option="no-wrap" fo:border-left="0.06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fo:border-bottom="0.06pt solid #ffffff" style:diagonal-bl-tr="none" style:diagonal-tl-br="none" style:text-align-source="fix" style:repeat-content="false" fo:wrap-option="no-wrap" fo:border-left="0.06pt solid #ffffff" style:direction="ltr" fo:border-right="0.74pt solid #ffffff" style:rotation-angle="0" style:rotation-align="none" style:shrink-to-fit="false" fo:border-top="0.06pt solid #ffffff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fo:background-color="#334960" style:diagonal-bl-tr="none" style:diagonal-tl-br="none" style:text-align-source="fix" style:repeat-content="false" fo:wrap-option="no-wrap" fo:border="0.74pt solid #33496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6c7687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Raleway" fo:font-size="18pt" fo:font-style="normal" fo:text-shadow="none" style:text-underline-style="none" fo:font-weight="bold" style:font-size-asian="18pt" style:font-style-asian="normal" style:font-weight-asian="bold" style:font-name-complex="Raleway" style:font-size-complex="18pt" style:font-style-complex="normal" style:font-weight-complex="bold"/>
    </style:style>
    <style:style style:name="ce37" style:family="table-cell" style:parent-style-name="Default">
      <style:table-cell-properties fo:background-color="#6c768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a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40" style:family="table-cell" style:parent-style-name="Default" style:data-style-name="N125">
      <style:table-cell-properties fo:background-color="#334960" style:diagonal-bl-tr="none" style:diagonal-tl-br="none" style:text-align-source="fix" style:repeat-content="false" fo:wrap-option="no-wrap" fo:border="0.74pt solid #33496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41" style:family="table-cell" style:parent-style-name="Default" style:data-style-name="N126">
      <style:table-cell-properties fo:border-bottom="0.74pt solid #6c7687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42" style:family="table-cell" style:parent-style-name="Default" style:data-style-name="N125">
      <style:table-cell-properties fo:background-color="#6c768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/>
    </style:style>
    <style:style style:name="ce4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/>
    </style:style>
    <style:style style:name="ce45" style:family="table-cell" style:parent-style-name="Default" style:data-style-name="N125">
      <style:table-cell-properties fo:background-color="#334960" style:diagonal-bl-tr="none" style:diagonal-tl-br="none" style:text-align-source="fix" style:repeat-content="false" fo:wrap-option="no-wrap" fo:border="0.74pt solid #33496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 style:data-style-name="N125">
      <style:table-cell-properties fo:border-bottom="0.74pt solid #6c7687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7" style:family="table-cell" style:parent-style-name="Default" style:data-style-name="N125">
      <style:table-cell-properties fo:background-color="#6c768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4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4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a7b0bf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5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51" style:family="table-cell" style:parent-style-name="Default">
      <style:table-cell-properties fo:background-color="#334960" style:diagonal-bl-tr="none" style:diagonal-tl-br="none" style:text-align-source="fix" style:repeat-content="false" fo:wrap-option="no-wrap" fo:border="0.74pt solid #33496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52" style:family="table-cell" style:parent-style-name="Default">
      <style:table-cell-properties fo:border-bottom="0.74pt solid #6c7687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53" style:family="table-cell" style:parent-style-name="Default" style:data-style-name="N125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d9d9d9" style:text-outline="false" style:text-line-through-style="none" style:text-line-through-typ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/>
    </style:style>
    <style:style style:name="ce5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55" style:family="table-cell" style:parent-style-name="Default">
      <style:table-cell-properties fo:background-color="#33496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56" style:family="table-cell" style:parent-style-name="Default">
      <style:table-cell-properties fo:border-bottom="0.74pt dotted #a7b0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a7b0bf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ato" fo:font-size="6pt" fo:font-style="normal" fo:text-shadow="none" style:text-underline-style="none" fo:font-weight="bold" style:font-size-asian="6pt" style:font-style-asian="normal" style:font-weight-asian="bold" style:font-name-complex="Lato" style:font-size-complex="6pt" style:font-style-complex="normal" style:font-weight-complex="bold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62" style:family="table-cell" style:parent-style-name="Default">
      <style:table-cell-properties fo:background-color="#33496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b7b7b7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63" style:family="table-cell" style:parent-style-name="Default">
      <style:table-cell-properties fo:border-bottom="0.74pt dotted #a7b0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b7b7b7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b7b7b7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a7b0bf" style:vertical-align="middle" loext:vertical-justify="auto"/>
      <style:paragraph-properties fo:text-align="end" css3t:text-justify="auto" fo:margin-left="0pt" style:writing-mode="page"/>
      <style:text-properties fo:color="#b7b7b7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b7b7b7" style:text-outline="false" style:text-line-through-style="none" style:text-line-through-type="none" style:font-name="Lato" fo:font-size="6pt" fo:font-style="italic" fo:text-shadow="none" style:text-underline-style="none" fo:font-weight="bold" style:font-size-asian="6pt" style:font-style-asian="italic" style:font-weight-asian="bold" style:font-size-complex="6pt" style:font-style-complex="italic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b7b7b7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b7b7b7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b7b7b7" style:text-outline="false" style:text-line-through-style="none" style:text-line-through-type="none" style:font-name="Lato" fo:font-size="6pt" fo:font-style="normal" fo:text-shadow="none" style:text-underline-style="none" fo:font-weight="normal" style:font-size-asian="6pt" style:font-style-asian="normal" style:font-weight-asian="normal" style:font-name-complex="Lato" style:font-size-complex="6pt" style:font-style-complex="normal" style:font-weight-complex="normal"/>
    </style:style>
    <style:style style:name="ce70" style:family="table-cell" style:parent-style-name="Default">
      <style:table-cell-properties fo:background-color="#33496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name-complex="Lato" style:font-size-complex="12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Raleway" fo:font-size="18pt" fo:font-style="normal" fo:text-shadow="none" style:text-underline-style="none" fo:font-weight="bold" style:font-size-asian="18pt" style:font-style-asian="normal" style:font-weight-asian="bold" style:font-name-complex="Raleway" style:font-size-complex="18pt" style:font-style-complex="normal" style:font-weight-complex="bold"/>
    </style:style>
    <style:style style:name="ce77" style:family="table-cell" style:parent-style-name="Default" style:data-style-name="N125">
      <style:table-cell-properties fo:border-bottom="0.74pt solid #a7b0b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79" style:family="table-cell" style:parent-style-name="Default">
      <style:table-cell-properties fo:border-bottom="0.74pt dotte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82" style:family="table-cell" style:parent-style-name="Default" style:data-style-name="N125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8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85" style:family="table-cell" style:parent-style-name="Default">
      <style:table-cell-properties fo:border-bottom="0.74pt solid #a7b0b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86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87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89" style:family="table-cell" style:parent-style-name="Default" style:data-style-name="N125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9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93" style:family="table-cell" style:parent-style-name="Default" style:data-style-name="N126">
      <style:table-cell-properties fo:border-bottom="0.74pt solid #a7b0b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9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5" style:family="table-cell" style:parent-style-name="Default" style:data-style-name="N125">
      <style:table-cell-properties fo:border-bottom="0.74pt dotte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  <style:map style:condition="cell-content()&lt;0" style:apply-style-name="ConditionalStyle_5f_1" style:base-cell-address="Summary.D25"/>
    </style:style>
    <style:style style:name="ce9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222222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  <style:map style:condition="cell-content()&lt;0" style:apply-style-name="ConditionalStyle_5f_1" style:base-cell-address="Summary.D25"/>
    </style:style>
    <style:style style:name="ce9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101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10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0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05" style:family="table-cell" style:parent-style-name="Default" style:data-style-name="N125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109" style:family="table-cell" style:parent-style-name="Default" style:data-style-name="N127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0" style:family="table-cell" style:parent-style-name="Default" style:data-style-name="N127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12" style:family="table-cell" style:parent-style-name="Default" style:data-style-name="N125">
      <style:table-cell-properties style:rotation-align="non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6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1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name-complex="Lato" style:font-size-complex="12pt" style:font-style-complex="normal" style:font-weight-complex="bold"/>
    </style:style>
    <style:style style:name="ce120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23" style:family="table-cell" style:parent-style-name="Default">
      <style:table-cell-properties fo:background-color="#33496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dotted #a7b0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Lato" fo:font-size="9pt" fo:font-style="normal" fo:text-shadow="none" style:text-underline-style="none" fo:font-weight="bold" style:font-size-asian="9pt" style:font-style-asian="normal" style:font-weight-asian="bold" style:font-name-complex="Lato" style:font-size-complex="9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27" style:family="table-cell" style:parent-style-name="Default">
      <style:table-cell-properties fo:background-color="#33496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28" style:family="table-cell" style:parent-style-name="Default">
      <style:table-cell-properties fo:border-bottom="0.74pt dotted #a7b0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a7b0bf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34" style:family="table-cell" style:parent-style-name="Default" style:data-style-name="N127">
      <style:table-cell-properties fo:border-bottom="0.74pt solid #a7b0b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La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36" style:family="table-cell" style:parent-style-name="Default" style:data-style-name="N125">
      <style:table-cell-properties fo:border-bottom="0.74pt dotted #a7b0b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37" style:family="table-cell" style:parent-style-name="Default" style:data-style-name="N125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3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41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42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43" style:family="table-cell" style:parent-style-name="Default" style:data-style-name="N125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4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4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c7687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46" style:family="table-cell" style:parent-style-name="Default" style:data-style-name="N125">
      <style:table-cell-properties fo:border-bottom="0.74pt dotted #b7b7b7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end" css3t:text-justify="auto" fo:margin-left="0pt" style:writing-mode="page"/>
      <style:text-properties fo:color="#6c7687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4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4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5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0.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8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t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number-columns-repeated="1017" table:default-cell-style-name="Default"/>
        <table:table-row table:style-name="ro1">
          <table:table-cell table:style-name="ce1"/>
          <table:table-cell table:style-name="ce7" table:number-columns-repeated="2"/>
          <table:table-cell table:style-name="ce19" table:number-columns-repeated="3"/>
          <table:table-cell table:style-name="ce7"/>
          <table:table-cell table:number-columns-repeated="1017"/>
        </table:table-row>
        <table:table-row table:style-name="ro2">
          <table:table-cell table:style-name="ce2"/>
          <table:table-cell table:style-name="ce8" office:value-type="string" calcext:value-type="string" table:number-columns-spanned="2" table:number-rows-spanned="1">
            <text:p>Annual budget tracker</text:p>
          </table:table-cell>
          <table:covered-table-cell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3">
          <table:table-cell table:style-name="ce3"/>
          <table:table-cell table:style-name="ce9" office:value-type="string" calcext:value-type="string" table:number-columns-spanned="5" table:number-rows-spanned="1">
            <text:p>Plan and track your monthly spending for the entire year. </text:p>
          </table:table-cell>
          <table:covered-table-cell table:number-columns-repeated="4"/>
          <table:table-cell table:style-name="ce18"/>
          <table:table-cell table:number-columns-repeated="1017"/>
        </table:table-row>
        <table:table-row table:style-name="ro4">
          <table:table-cell table:style-name="ce4"/>
          <table:table-cell table:style-name="ce10" table:number-columns-repeated="2"/>
          <table:table-cell table:style-name="ce21" table:number-columns-repeated="3"/>
          <table:table-cell table:style-name="ce11"/>
          <table:table-cell table:number-columns-repeated="1017"/>
        </table:table-row>
        <table:table-row table:style-name="ro4">
          <table:table-cell table:style-name="ce4"/>
          <table:table-cell table:style-name="ce11" table:number-columns-repeated="2"/>
          <table:table-cell table:style-name="ce22" table:number-columns-repeated="3"/>
          <table:table-cell table:style-name="ce11"/>
          <table:table-cell table:number-columns-repeated="1017"/>
        </table:table-row>
        <table:table-row table:style-name="ro3">
          <table:table-cell table:style-name="ce5"/>
          <table:table-cell table:style-name="ce12" office:value-type="string" calcext:value-type="string">
            <text:p>How to use this template</text:p>
          </table:table-cell>
          <table:table-cell table:style-name="ce16"/>
          <table:table-cell table:style-name="ce22" table:number-columns-repeated="3"/>
          <table:table-cell table:style-name="ce16"/>
          <table:table-cell table:number-columns-repeated="1017"/>
        </table:table-row>
        <table:table-row table:style-name="ro5">
          <table:table-cell table:style-name="ce6" office:value-type="string" calcext:value-type="string">
            <text:p>1.</text:p>
          </table:table-cell>
          <table:table-cell table:style-name="ce13" office:value-type="string" calcext:value-type="string" table:number-columns-spanned="5" table:number-rows-spanned="1">
            <text:p>Get started by entering your starting balance in Row 13 below.</text:p>
          </table:table-cell>
          <table:covered-table-cell table:number-columns-repeated="4"/>
          <table:table-cell table:style-name="ce26"/>
          <table:table-cell table:number-columns-repeated="1017"/>
        </table:table-row>
        <table:table-row table:style-name="ro5">
          <table:table-cell table:style-name="ce6" office:value-type="string" calcext:value-type="string">
            <text:p>2.</text:p>
          </table:table-cell>
          <table:table-cell table:style-name="ce13" office:value-type="string" calcext:value-type="string" table:number-columns-spanned="5" table:number-rows-spanned="1">
            <text:p>Then, fill out the 'Expenses' and 'Income' tabs. </text:p>
          </table:table-cell>
          <table:covered-table-cell table:number-columns-repeated="4"/>
          <table:table-cell table:style-name="ce26"/>
          <table:table-cell table:number-columns-repeated="1017"/>
        </table:table-row>
        <table:table-row table:style-name="ro5">
          <table:table-cell table:style-name="ce6" office:value-type="string" calcext:value-type="string">
            <text:p>3.</text:p>
          </table:table-cell>
          <table:table-cell table:style-name="ce13" office:value-type="string" calcext:value-type="string" table:number-columns-spanned="5" table:number-rows-spanned="1">
            <text:p>Feel free to rename or delete categories in these tabs. Your changes will automatically be reflected on the 'Summary' tab, which shows an overview of your projected/actual spending.</text:p>
          </table:table-cell>
          <table:covered-table-cell table:number-columns-repeated="4"/>
          <table:table-cell table:style-name="ce26"/>
          <table:table-cell table:number-columns-repeated="1017"/>
        </table:table-row>
        <table:table-row table:style-name="ro6">
          <table:table-cell table:style-name="ce4"/>
          <table:table-cell table:style-name="ce10" table:number-columns-repeated="2"/>
          <table:table-cell table:style-name="ce21" table:number-columns-repeated="3"/>
          <table:table-cell table:style-name="ce11"/>
          <table:table-cell table:number-columns-repeated="1017"/>
        </table:table-row>
        <table:table-row table:style-name="ro6">
          <table:table-cell table:style-name="ce4"/>
          <table:table-cell table:style-name="ce11" table:number-columns-repeated="2"/>
          <table:table-cell table:style-name="ce22" table:number-columns-repeated="3"/>
          <table:table-cell table:style-name="ce11"/>
          <table:table-cell table:number-columns-repeated="1017"/>
        </table:table-row>
        <table:table-row table:style-name="ro3">
          <table:table-cell table:style-name="ce5"/>
          <table:table-cell table:style-name="ce12" office:value-type="string" calcext:value-type="string">
            <text:p>Configure</text:p>
          </table:table-cell>
          <table:table-cell table:style-name="ce16"/>
          <table:table-cell table:style-name="ce22" table:number-columns-repeated="3"/>
          <table:table-cell table:style-name="ce16"/>
          <table:table-cell table:number-columns-repeated="1017"/>
        </table:table-row>
        <table:table-row table:style-name="ro6">
          <table:table-cell table:style-name="ce3"/>
          <table:table-cell table:style-name="ce14" office:value-type="string" calcext:value-type="string">
            <text:p>Starting balance:</text:p>
          </table:table-cell>
          <table:table-cell table:style-name="ce17" office:value-type="float" office:value="5000" calcext:value-type="float">
            <text:p>$5,000</text:p>
          </table:table-cell>
          <table:table-cell table:style-name="ce23" table:number-columns-repeated="3"/>
          <table:table-cell table:style-name="ce18"/>
          <table:table-cell table:number-columns-repeated="1017"/>
        </table:table-row>
        <table:table-row table:style-name="ro6">
          <table:table-cell table:style-name="ce3"/>
          <table:table-cell table:style-name="ce15"/>
          <table:table-cell table:style-name="ce18"/>
          <table:table-cell table:style-name="ce24" table:number-columns-repeated="3"/>
          <table:table-cell table:style-name="ce18"/>
          <table:table-cell table:number-columns-repeated="1017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xpense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-group>
          <table:table-column table:style-name="co9" table:number-columns-repeated="12" table:default-cell-style-name="Default"/>
        </table:table-column-group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number-columns-repeated="1006" table:default-cell-style-name="Default"/>
        <table:table-row table:style-name="ro1">
          <table:table-cell table:style-name="ce27" table:number-columns-repeated="2"/>
          <table:table-cell table:style-name="ce35"/>
          <table:table-cell table:style-name="ce40" table:number-columns-repeated="12"/>
          <table:table-cell table:style-name="ce45"/>
          <table:table-cell table:style-name="ce51" table:number-columns-repeated="2"/>
          <table:table-cell table:number-columns-repeated="1006"/>
        </table:table-row>
        <table:table-row table:style-name="ro8">
          <table:table-cell table:style-name="ce28" table:number-columns-repeated="2"/>
          <table:table-cell table:style-name="ce36" office:value-type="string" calcext:value-type="string">
            <text:p>Expenses</text:p>
          </table:table-cell>
          <table:table-cell table:style-name="ce41" office:value-type="date" office:date-value="2016-01-01" calcext:value-type="date">
            <text:p>Jan</text:p>
          </table:table-cell>
          <table:table-cell table:style-name="ce41" office:value-type="date" office:date-value="2016-02-01" calcext:value-type="date">
            <text:p>Feb</text:p>
          </table:table-cell>
          <table:table-cell table:style-name="ce41" office:value-type="date" office:date-value="2016-03-01" calcext:value-type="date">
            <text:p>Mar</text:p>
          </table:table-cell>
          <table:table-cell table:style-name="ce41" office:value-type="date" office:date-value="2016-04-01" calcext:value-type="date">
            <text:p>Apr</text:p>
          </table:table-cell>
          <table:table-cell table:style-name="ce41" office:value-type="date" office:date-value="2016-05-01" calcext:value-type="date">
            <text:p>May</text:p>
          </table:table-cell>
          <table:table-cell table:style-name="ce41" office:value-type="date" office:date-value="2016-06-01" calcext:value-type="date">
            <text:p>Jun</text:p>
          </table:table-cell>
          <table:table-cell table:style-name="ce41" office:value-type="date" office:date-value="2016-07-01" calcext:value-type="date">
            <text:p>Jul</text:p>
          </table:table-cell>
          <table:table-cell table:style-name="ce41" office:value-type="date" office:date-value="2016-08-01" calcext:value-type="date">
            <text:p>Aug</text:p>
          </table:table-cell>
          <table:table-cell table:style-name="ce41" office:value-type="date" office:date-value="2016-09-01" calcext:value-type="date">
            <text:p>Sep</text:p>
          </table:table-cell>
          <table:table-cell table:style-name="ce41" office:value-type="date" office:date-value="2016-10-01" calcext:value-type="date">
            <text:p>Oct</text:p>
          </table:table-cell>
          <table:table-cell table:style-name="ce41" office:value-type="date" office:date-value="2016-11-01" calcext:value-type="date">
            <text:p>Nov</text:p>
          </table:table-cell>
          <table:table-cell table:style-name="ce41" office:value-type="date" office:date-value="2016-12-01" calcext:value-type="date">
            <text:p>Dec</text:p>
          </table:table-cell>
          <table:table-cell table:style-name="ce46" office:value-type="string" calcext:value-type="string">
            <text:p>Total</text:p>
          </table:table-cell>
          <table:table-cell table:style-name="ce52" office:value-type="string" calcext:value-type="string">
            <text:p>Average</text:p>
          </table:table-cell>
          <table:table-cell table:style-name="ce52"/>
          <table:table-cell table:number-columns-repeated="1006"/>
        </table:table-row>
        <table:table-row table:style-name="ro9">
          <table:table-cell table:style-name="ce29" office:value-type="string" calcext:value-type="string">
            <text:p>Children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4:.D13])" office:value-type="float" office:value="0" calcext:value-type="float">
            <text:p>$0</text:p>
          </table:table-cell>
          <table:table-cell table:style-name="ce42" table:formula="of:=SUM([.E4:.E13])" office:value-type="float" office:value="0" calcext:value-type="float">
            <text:p>$0</text:p>
          </table:table-cell>
          <table:table-cell table:style-name="ce42" table:formula="of:=SUM([.F4:.F13])" office:value-type="float" office:value="0" calcext:value-type="float">
            <text:p>$0</text:p>
          </table:table-cell>
          <table:table-cell table:style-name="ce42" table:formula="of:=SUM([.G4:.G13])" office:value-type="float" office:value="0" calcext:value-type="float">
            <text:p>$0</text:p>
          </table:table-cell>
          <table:table-cell table:style-name="ce42" table:formula="of:=SUM([.H4:.H13])" office:value-type="float" office:value="0" calcext:value-type="float">
            <text:p>$0</text:p>
          </table:table-cell>
          <table:table-cell table:style-name="ce42" table:formula="of:=SUM([.I4:.I13])" office:value-type="float" office:value="0" calcext:value-type="float">
            <text:p>$0</text:p>
          </table:table-cell>
          <table:table-cell table:style-name="ce42" table:formula="of:=SUM([.J4:.J13])" office:value-type="float" office:value="0" calcext:value-type="float">
            <text:p>$0</text:p>
          </table:table-cell>
          <table:table-cell table:style-name="ce42" table:formula="of:=SUM([.K4:.K13])" office:value-type="float" office:value="0" calcext:value-type="float">
            <text:p>$0</text:p>
          </table:table-cell>
          <table:table-cell table:style-name="ce42" table:formula="of:=SUM([.L4:.L13])" office:value-type="float" office:value="0" calcext:value-type="float">
            <text:p>$0</text:p>
          </table:table-cell>
          <table:table-cell table:style-name="ce42" table:formula="of:=SUM([.M4:.M13])" office:value-type="float" office:value="0" calcext:value-type="float">
            <text:p>$0</text:p>
          </table:table-cell>
          <table:table-cell table:style-name="ce42" table:formula="of:=SUM([.N4:.N13])" office:value-type="float" office:value="0" calcext:value-type="float">
            <text:p>$0</text:p>
          </table:table-cell>
          <table:table-cell table:style-name="ce42" table:formula="of:=SUM([.O4:.O13])" office:value-type="float" office:value="0" calcext:value-type="float">
            <text:p>$0</text:p>
          </table:table-cell>
          <table:table-cell table:style-name="ce47" table:formula="of:=SUM([.D3:.O3])" office:value-type="float" office:value="0" calcext:value-type="float">
            <text:p>$0</text:p>
          </table:table-cell>
          <table:table-cell table:style-name="ce47" table:formula="of:=IFERROR(AVERAGE([.D3:.O3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Activities</text:p>
            </table:table-cell>
            <table:table-cell table:style-name="ce43" table:number-columns-repeated="12"/>
            <table:table-cell table:style-name="ce48" table:formula="of:=SUM([.D4:.O4])" office:value-type="float" office:value="0" calcext:value-type="float">
              <text:p>$0</text:p>
            </table:table-cell>
            <table:table-cell table:style-name="ce48" table:formula="of:=IFERROR(AVERAGE([.D4:.O4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Allowance</text:p>
            </table:table-cell>
            <table:table-cell table:style-name="ce43" table:number-columns-repeated="12"/>
            <table:table-cell table:style-name="ce48" table:formula="of:=SUM([.D5:.O5])" office:value-type="float" office:value="0" calcext:value-type="float">
              <text:p>$0</text:p>
            </table:table-cell>
            <table:table-cell table:style-name="ce48" table:formula="of:=IFERROR(AVERAGE([.D5:.O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Medical</text:p>
            </table:table-cell>
            <table:table-cell table:style-name="ce43" table:number-columns-repeated="12"/>
            <table:table-cell table:style-name="ce48" table:formula="of:=SUM([.D6:.O6])" office:value-type="float" office:value="0" calcext:value-type="float">
              <text:p>$0</text:p>
            </table:table-cell>
            <table:table-cell table:style-name="ce48" table:formula="of:=IFERROR(AVERAGE([.D6:.O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Childcare</text:p>
            </table:table-cell>
            <table:table-cell table:style-name="ce43" table:number-columns-repeated="12"/>
            <table:table-cell table:style-name="ce48" table:formula="of:=SUM([.D7:.O7])" office:value-type="float" office:value="0" calcext:value-type="float">
              <text:p>$0</text:p>
            </table:table-cell>
            <table:table-cell table:style-name="ce48" table:formula="of:=IFERROR(AVERAGE([.D7:.O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Clothing</text:p>
            </table:table-cell>
            <table:table-cell table:style-name="ce43" table:number-columns-repeated="12"/>
            <table:table-cell table:style-name="ce48" table:formula="of:=SUM([.D8:.O8])" office:value-type="float" office:value="0" calcext:value-type="float">
              <text:p>$0</text:p>
            </table:table-cell>
            <table:table-cell table:style-name="ce48" table:formula="of:=IFERROR(AVERAGE([.D8:.O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School</text:p>
            </table:table-cell>
            <table:table-cell table:style-name="ce43" table:number-columns-repeated="12"/>
            <table:table-cell table:style-name="ce48" table:formula="of:=SUM([.D9:.O9])" office:value-type="float" office:value="0" calcext:value-type="float">
              <text:p>$0</text:p>
            </table:table-cell>
            <table:table-cell table:style-name="ce48" table:formula="of:=IFERROR(AVERAGE([.D9:.O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Toys</text:p>
            </table:table-cell>
            <table:table-cell table:style-name="ce43" table:number-columns-repeated="12"/>
            <table:table-cell table:style-name="ce48" table:formula="of:=SUM([.D10:.O10])" office:value-type="float" office:value="0" calcext:value-type="float">
              <text:p>$0</text:p>
            </table:table-cell>
            <table:table-cell table:style-name="ce48" table:formula="of:=IFERROR(AVERAGE([.D10:.O10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11:.O11])" office:value-type="float" office:value="0" calcext:value-type="float">
              <text:p>$0</text:p>
            </table:table-cell>
            <table:table-cell table:style-name="ce48" table:formula="of:=IFERROR(AVERAGE([.D11:.O1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Debt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15:.D22])" office:value-type="float" office:value="0" calcext:value-type="float">
            <text:p>$0</text:p>
          </table:table-cell>
          <table:table-cell table:style-name="ce42" table:formula="of:=SUM([.E15:.E22])" office:value-type="float" office:value="0" calcext:value-type="float">
            <text:p>$0</text:p>
          </table:table-cell>
          <table:table-cell table:style-name="ce42" table:formula="of:=SUM([.F15:.F22])" office:value-type="float" office:value="0" calcext:value-type="float">
            <text:p>$0</text:p>
          </table:table-cell>
          <table:table-cell table:style-name="ce42" table:formula="of:=SUM([.G15:.G22])" office:value-type="float" office:value="0" calcext:value-type="float">
            <text:p>$0</text:p>
          </table:table-cell>
          <table:table-cell table:style-name="ce42" table:formula="of:=SUM([.H15:.H22])" office:value-type="float" office:value="0" calcext:value-type="float">
            <text:p>$0</text:p>
          </table:table-cell>
          <table:table-cell table:style-name="ce42" table:formula="of:=SUM([.I15:.I22])" office:value-type="float" office:value="0" calcext:value-type="float">
            <text:p>$0</text:p>
          </table:table-cell>
          <table:table-cell table:style-name="ce42" table:formula="of:=SUM([.J15:.J22])" office:value-type="float" office:value="0" calcext:value-type="float">
            <text:p>$0</text:p>
          </table:table-cell>
          <table:table-cell table:style-name="ce42" table:formula="of:=SUM([.K15:.K22])" office:value-type="float" office:value="0" calcext:value-type="float">
            <text:p>$0</text:p>
          </table:table-cell>
          <table:table-cell table:style-name="ce42" table:formula="of:=SUM([.L15:.L22])" office:value-type="float" office:value="0" calcext:value-type="float">
            <text:p>$0</text:p>
          </table:table-cell>
          <table:table-cell table:style-name="ce42" table:formula="of:=SUM([.M15:.M22])" office:value-type="float" office:value="0" calcext:value-type="float">
            <text:p>$0</text:p>
          </table:table-cell>
          <table:table-cell table:style-name="ce42" table:formula="of:=SUM([.N15:.N22])" office:value-type="float" office:value="0" calcext:value-type="float">
            <text:p>$0</text:p>
          </table:table-cell>
          <table:table-cell table:style-name="ce42" table:formula="of:=SUM([.O15:.O22])" office:value-type="float" office:value="0" calcext:value-type="float">
            <text:p>$0</text:p>
          </table:table-cell>
          <table:table-cell table:style-name="ce47" table:formula="of:=SUM([.D14:.O14])" office:value-type="float" office:value="0" calcext:value-type="float">
            <text:p>$0</text:p>
          </table:table-cell>
          <table:table-cell table:style-name="ce47" table:formula="of:=IFERROR(AVERAGE([.D14:.O14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Credit cards</text:p>
            </table:table-cell>
            <table:table-cell table:style-name="ce43" table:number-columns-repeated="12"/>
            <table:table-cell table:style-name="ce48" table:formula="of:=SUM([.D15:.O15])" office:value-type="float" office:value="0" calcext:value-type="float">
              <text:p>$0</text:p>
            </table:table-cell>
            <table:table-cell table:style-name="ce48" table:formula="of:=IFERROR(AVERAGE([.D15:.O1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Student loans</text:p>
            </table:table-cell>
            <table:table-cell table:style-name="ce43" table:number-columns-repeated="12"/>
            <table:table-cell table:style-name="ce48" table:formula="of:=SUM([.D16:.O16])" office:value-type="float" office:value="0" calcext:value-type="float">
              <text:p>$0</text:p>
            </table:table-cell>
            <table:table-cell table:style-name="ce48" table:formula="of:=IFERROR(AVERAGE([.D16:.O1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 loans</text:p>
            </table:table-cell>
            <table:table-cell table:style-name="ce43" table:number-columns-repeated="12"/>
            <table:table-cell table:style-name="ce48" table:formula="of:=SUM([.D17:.O17])" office:value-type="float" office:value="0" calcext:value-type="float">
              <text:p>$0</text:p>
            </table:table-cell>
            <table:table-cell table:style-name="ce48" table:formula="of:=IFERROR(AVERAGE([.D17:.O1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Taxes (federal)</text:p>
            </table:table-cell>
            <table:table-cell table:style-name="ce43" table:number-columns-repeated="12"/>
            <table:table-cell table:style-name="ce48" table:formula="of:=SUM([.D18:.O18])" office:value-type="float" office:value="0" calcext:value-type="float">
              <text:p>$0</text:p>
            </table:table-cell>
            <table:table-cell table:style-name="ce48" table:formula="of:=IFERROR(AVERAGE([.D18:.O1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Taxes (state)</text:p>
            </table:table-cell>
            <table:table-cell table:style-name="ce43" table:number-columns-repeated="12"/>
            <table:table-cell table:style-name="ce48" table:formula="of:=SUM([.D19:.O19])" office:value-type="float" office:value="0" calcext:value-type="float">
              <text:p>$0</text:p>
            </table:table-cell>
            <table:table-cell table:style-name="ce48" table:formula="of:=IFERROR(AVERAGE([.D19:.O1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20:.O20])" office:value-type="float" office:value="0" calcext:value-type="float">
              <text:p>$0</text:p>
            </table:table-cell>
            <table:table-cell table:style-name="ce48" table:formula="of:=IFERROR(AVERAGE([.D20:.O20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Education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24:.D29])" office:value-type="float" office:value="0" calcext:value-type="float">
            <text:p>$0</text:p>
          </table:table-cell>
          <table:table-cell table:style-name="ce42" table:formula="of:=SUM([.E24:.E29])" office:value-type="float" office:value="0" calcext:value-type="float">
            <text:p>$0</text:p>
          </table:table-cell>
          <table:table-cell table:style-name="ce42" table:formula="of:=SUM([.F24:.F29])" office:value-type="float" office:value="0" calcext:value-type="float">
            <text:p>$0</text:p>
          </table:table-cell>
          <table:table-cell table:style-name="ce42" table:formula="of:=SUM([.G24:.G29])" office:value-type="float" office:value="0" calcext:value-type="float">
            <text:p>$0</text:p>
          </table:table-cell>
          <table:table-cell table:style-name="ce42" table:formula="of:=SUM([.H24:.H29])" office:value-type="float" office:value="0" calcext:value-type="float">
            <text:p>$0</text:p>
          </table:table-cell>
          <table:table-cell table:style-name="ce42" table:formula="of:=SUM([.I24:.I29])" office:value-type="float" office:value="0" calcext:value-type="float">
            <text:p>$0</text:p>
          </table:table-cell>
          <table:table-cell table:style-name="ce42" table:formula="of:=SUM([.J24:.J29])" office:value-type="float" office:value="0" calcext:value-type="float">
            <text:p>$0</text:p>
          </table:table-cell>
          <table:table-cell table:style-name="ce42" table:formula="of:=SUM([.K24:.K29])" office:value-type="float" office:value="0" calcext:value-type="float">
            <text:p>$0</text:p>
          </table:table-cell>
          <table:table-cell table:style-name="ce42" table:formula="of:=SUM([.L24:.L29])" office:value-type="float" office:value="0" calcext:value-type="float">
            <text:p>$0</text:p>
          </table:table-cell>
          <table:table-cell table:style-name="ce42" table:formula="of:=SUM([.M24:.M29])" office:value-type="float" office:value="0" calcext:value-type="float">
            <text:p>$0</text:p>
          </table:table-cell>
          <table:table-cell table:style-name="ce42" table:formula="of:=SUM([.N24:.N29])" office:value-type="float" office:value="0" calcext:value-type="float">
            <text:p>$0</text:p>
          </table:table-cell>
          <table:table-cell table:style-name="ce42" table:formula="of:=SUM([.O24:.O29])" office:value-type="float" office:value="0" calcext:value-type="float">
            <text:p>$0</text:p>
          </table:table-cell>
          <table:table-cell table:style-name="ce47" table:formula="of:=SUM([.D23:.O23])" office:value-type="float" office:value="0" calcext:value-type="float">
            <text:p>$0</text:p>
          </table:table-cell>
          <table:table-cell table:style-name="ce47" table:formula="of:=IFERROR(AVERAGE([.D23:.O23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Tuition</text:p>
            </table:table-cell>
            <table:table-cell table:style-name="ce43" table:number-columns-repeated="12"/>
            <table:table-cell table:style-name="ce48" table:formula="of:=SUM([.D24:.O24])" office:value-type="float" office:value="0" calcext:value-type="float">
              <text:p>$0</text:p>
            </table:table-cell>
            <table:table-cell table:style-name="ce48" table:formula="of:=IFERROR(AVERAGE([.D24:.O24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Books</text:p>
            </table:table-cell>
            <table:table-cell table:style-name="ce43" table:number-columns-repeated="12"/>
            <table:table-cell table:style-name="ce48" table:formula="of:=SUM([.D25:.O25])" office:value-type="float" office:value="0" calcext:value-type="float">
              <text:p>$0</text:p>
            </table:table-cell>
            <table:table-cell table:style-name="ce48" table:formula="of:=IFERROR(AVERAGE([.D25:.O2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Music lessons</text:p>
            </table:table-cell>
            <table:table-cell table:style-name="ce43" table:number-columns-repeated="12"/>
            <table:table-cell table:style-name="ce48" table:formula="of:=SUM([.D26:.O26])" office:value-type="float" office:value="0" calcext:value-type="float">
              <text:p>$0</text:p>
            </table:table-cell>
            <table:table-cell table:style-name="ce48" table:formula="of:=IFERROR(AVERAGE([.D26:.O2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27:.O27])" office:value-type="float" office:value="0" calcext:value-type="float">
              <text:p>$0</text:p>
            </table:table-cell>
            <table:table-cell table:style-name="ce48" table:formula="of:=IFERROR(AVERAGE([.D27:.O2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Entertainment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31:.D44])" office:value-type="float" office:value="0" calcext:value-type="float">
            <text:p>$0</text:p>
          </table:table-cell>
          <table:table-cell table:style-name="ce42" table:formula="of:=SUM([.E31:.E44])" office:value-type="float" office:value="0" calcext:value-type="float">
            <text:p>$0</text:p>
          </table:table-cell>
          <table:table-cell table:style-name="ce42" table:formula="of:=SUM([.F31:.F44])" office:value-type="float" office:value="0" calcext:value-type="float">
            <text:p>$0</text:p>
          </table:table-cell>
          <table:table-cell table:style-name="ce42" table:formula="of:=SUM([.G31:.G44])" office:value-type="float" office:value="0" calcext:value-type="float">
            <text:p>$0</text:p>
          </table:table-cell>
          <table:table-cell table:style-name="ce42" table:formula="of:=SUM([.H31:.H44])" office:value-type="float" office:value="0" calcext:value-type="float">
            <text:p>$0</text:p>
          </table:table-cell>
          <table:table-cell table:style-name="ce42" table:formula="of:=SUM([.I31:.I44])" office:value-type="float" office:value="0" calcext:value-type="float">
            <text:p>$0</text:p>
          </table:table-cell>
          <table:table-cell table:style-name="ce42" table:formula="of:=SUM([.J31:.J44])" office:value-type="float" office:value="0" calcext:value-type="float">
            <text:p>$0</text:p>
          </table:table-cell>
          <table:table-cell table:style-name="ce42" table:formula="of:=SUM([.K31:.K44])" office:value-type="float" office:value="0" calcext:value-type="float">
            <text:p>$0</text:p>
          </table:table-cell>
          <table:table-cell table:style-name="ce42" table:formula="of:=SUM([.L31:.L44])" office:value-type="float" office:value="0" calcext:value-type="float">
            <text:p>$0</text:p>
          </table:table-cell>
          <table:table-cell table:style-name="ce42" table:formula="of:=SUM([.M31:.M44])" office:value-type="float" office:value="0" calcext:value-type="float">
            <text:p>$0</text:p>
          </table:table-cell>
          <table:table-cell table:style-name="ce42" table:formula="of:=SUM([.N31:.N44])" office:value-type="float" office:value="0" calcext:value-type="float">
            <text:p>$0</text:p>
          </table:table-cell>
          <table:table-cell table:style-name="ce42" table:formula="of:=SUM([.O31:.O44])" office:value-type="float" office:value="0" calcext:value-type="float">
            <text:p>$0</text:p>
          </table:table-cell>
          <table:table-cell table:style-name="ce47" table:formula="of:=SUM([.D30:.O30])" office:value-type="float" office:value="0" calcext:value-type="float">
            <text:p>$0</text:p>
          </table:table-cell>
          <table:table-cell table:style-name="ce47" table:formula="of:=IFERROR(AVERAGE([.D30:.O30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Books</text:p>
            </table:table-cell>
            <table:table-cell table:style-name="ce43" table:number-columns-repeated="12"/>
            <table:table-cell table:style-name="ce48" table:formula="of:=SUM([.D31:.O31])" office:value-type="float" office:value="0" calcext:value-type="float">
              <text:p>$0</text:p>
            </table:table-cell>
            <table:table-cell table:style-name="ce48" table:formula="of:=IFERROR(AVERAGE([.D31:.O3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Concerts/shows</text:p>
            </table:table-cell>
            <table:table-cell table:style-name="ce43" table:number-columns-repeated="12"/>
            <table:table-cell table:style-name="ce48" table:formula="of:=SUM([.D32:.O32])" office:value-type="float" office:value="0" calcext:value-type="float">
              <text:p>$0</text:p>
            </table:table-cell>
            <table:table-cell table:style-name="ce48" table:formula="of:=IFERROR(AVERAGE([.D32:.O3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Games</text:p>
            </table:table-cell>
            <table:table-cell table:style-name="ce43" table:number-columns-repeated="12"/>
            <table:table-cell table:style-name="ce48" table:formula="of:=SUM([.D33:.O33])" office:value-type="float" office:value="0" calcext:value-type="float">
              <text:p>$0</text:p>
            </table:table-cell>
            <table:table-cell table:style-name="ce48" table:formula="of:=IFERROR(AVERAGE([.D33:.O3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Hobbies</text:p>
            </table:table-cell>
            <table:table-cell table:style-name="ce43" table:number-columns-repeated="12"/>
            <table:table-cell table:style-name="ce48" table:formula="of:=SUM([.D34:.O34])" office:value-type="float" office:value="0" calcext:value-type="float">
              <text:p>$0</text:p>
            </table:table-cell>
            <table:table-cell table:style-name="ce48" table:formula="of:=IFERROR(AVERAGE([.D34:.O34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Movies</text:p>
            </table:table-cell>
            <table:table-cell table:style-name="ce43" table:number-columns-repeated="12"/>
            <table:table-cell table:style-name="ce48" table:formula="of:=SUM([.D35:.O35])" office:value-type="float" office:value="0" calcext:value-type="float">
              <text:p>$0</text:p>
            </table:table-cell>
            <table:table-cell table:style-name="ce48" table:formula="of:=IFERROR(AVERAGE([.D35:.O3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Music</text:p>
            </table:table-cell>
            <table:table-cell table:style-name="ce43" table:number-columns-repeated="12"/>
            <table:table-cell table:style-name="ce48" table:formula="of:=SUM([.D36:.O36])" office:value-type="float" office:value="0" calcext:value-type="float">
              <text:p>$0</text:p>
            </table:table-cell>
            <table:table-cell table:style-name="ce48" table:formula="of:=IFERROR(AVERAGE([.D36:.O3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utdoor activities</text:p>
            </table:table-cell>
            <table:table-cell table:style-name="ce43" table:number-columns-repeated="12"/>
            <table:table-cell table:style-name="ce48" table:formula="of:=SUM([.D37:.O37])" office:value-type="float" office:value="0" calcext:value-type="float">
              <text:p>$0</text:p>
            </table:table-cell>
            <table:table-cell table:style-name="ce48" table:formula="of:=IFERROR(AVERAGE([.D37:.O3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Photography</text:p>
            </table:table-cell>
            <table:table-cell table:style-name="ce43" table:number-columns-repeated="12"/>
            <table:table-cell table:style-name="ce48" table:formula="of:=SUM([.D38:.O38])" office:value-type="float" office:value="0" calcext:value-type="float">
              <text:p>$0</text:p>
            </table:table-cell>
            <table:table-cell table:style-name="ce48" table:formula="of:=IFERROR(AVERAGE([.D38:.O3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Sports</text:p>
            </table:table-cell>
            <table:table-cell table:style-name="ce43" table:number-columns-repeated="12"/>
            <table:table-cell table:style-name="ce48" table:formula="of:=SUM([.D39:.O39])" office:value-type="float" office:value="0" calcext:value-type="float">
              <text:p>$0</text:p>
            </table:table-cell>
            <table:table-cell table:style-name="ce48" table:formula="of:=IFERROR(AVERAGE([.D39:.O3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Theater/plays</text:p>
            </table:table-cell>
            <table:table-cell table:style-name="ce43" table:number-columns-repeated="12"/>
            <table:table-cell table:style-name="ce48" table:formula="of:=SUM([.D40:.O40])" office:value-type="float" office:value="0" calcext:value-type="float">
              <text:p>$0</text:p>
            </table:table-cell>
            <table:table-cell table:style-name="ce48" table:formula="of:=IFERROR(AVERAGE([.D40:.O40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TV</text:p>
            </table:table-cell>
            <table:table-cell table:style-name="ce43" table:number-columns-repeated="12"/>
            <table:table-cell table:style-name="ce48" table:formula="of:=SUM([.D41:.O41])" office:value-type="float" office:value="0" calcext:value-type="float">
              <text:p>$0</text:p>
            </table:table-cell>
            <table:table-cell table:style-name="ce48" table:formula="of:=IFERROR(AVERAGE([.D41:.O4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42:.O42])" office:value-type="float" office:value="0" calcext:value-type="float">
              <text:p>$0</text:p>
            </table:table-cell>
            <table:table-cell table:style-name="ce48" table:formula="of:=IFERROR(AVERAGE([.D42:.O4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9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Everyday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46:.D55])" office:value-type="float" office:value="0" calcext:value-type="float">
            <text:p>$0</text:p>
          </table:table-cell>
          <table:table-cell table:style-name="ce42" table:formula="of:=SUM([.E46:.E55])" office:value-type="float" office:value="0" calcext:value-type="float">
            <text:p>$0</text:p>
          </table:table-cell>
          <table:table-cell table:style-name="ce42" table:formula="of:=SUM([.F46:.F55])" office:value-type="float" office:value="0" calcext:value-type="float">
            <text:p>$0</text:p>
          </table:table-cell>
          <table:table-cell table:style-name="ce42" table:formula="of:=SUM([.G46:.G55])" office:value-type="float" office:value="0" calcext:value-type="float">
            <text:p>$0</text:p>
          </table:table-cell>
          <table:table-cell table:style-name="ce42" table:formula="of:=SUM([.H46:.H55])" office:value-type="float" office:value="0" calcext:value-type="float">
            <text:p>$0</text:p>
          </table:table-cell>
          <table:table-cell table:style-name="ce42" table:formula="of:=SUM([.I46:.I55])" office:value-type="float" office:value="0" calcext:value-type="float">
            <text:p>$0</text:p>
          </table:table-cell>
          <table:table-cell table:style-name="ce42" table:formula="of:=SUM([.J46:.J55])" office:value-type="float" office:value="0" calcext:value-type="float">
            <text:p>$0</text:p>
          </table:table-cell>
          <table:table-cell table:style-name="ce42" table:formula="of:=SUM([.K46:.K55])" office:value-type="float" office:value="0" calcext:value-type="float">
            <text:p>$0</text:p>
          </table:table-cell>
          <table:table-cell table:style-name="ce42" table:formula="of:=SUM([.L46:.L55])" office:value-type="float" office:value="0" calcext:value-type="float">
            <text:p>$0</text:p>
          </table:table-cell>
          <table:table-cell table:style-name="ce42" table:formula="of:=SUM([.M46:.M55])" office:value-type="float" office:value="0" calcext:value-type="float">
            <text:p>$0</text:p>
          </table:table-cell>
          <table:table-cell table:style-name="ce42" table:formula="of:=SUM([.N46:.N55])" office:value-type="float" office:value="0" calcext:value-type="float">
            <text:p>$0</text:p>
          </table:table-cell>
          <table:table-cell table:style-name="ce42" table:formula="of:=SUM([.O46:.O55])" office:value-type="float" office:value="0" calcext:value-type="float">
            <text:p>$0</text:p>
          </table:table-cell>
          <table:table-cell table:style-name="ce47" table:formula="of:=SUM([.D45:.O45])" office:value-type="float" office:value="0" calcext:value-type="float">
            <text:p>$0</text:p>
          </table:table-cell>
          <table:table-cell table:style-name="ce47" table:formula="of:=IFERROR(AVERAGE([.D45:.O45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Groceries</text:p>
            </table:table-cell>
            <table:table-cell table:style-name="ce43" table:number-columns-repeated="12"/>
            <table:table-cell table:style-name="ce48" table:formula="of:=SUM([.D46:.O46])" office:value-type="float" office:value="0" calcext:value-type="float">
              <text:p>$0</text:p>
            </table:table-cell>
            <table:table-cell table:style-name="ce48" table:formula="of:=IFERROR(AVERAGE([.D46:.O4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Restaurants</text:p>
            </table:table-cell>
            <table:table-cell table:style-name="ce43" table:number-columns-repeated="12"/>
            <table:table-cell table:style-name="ce48" table:formula="of:=SUM([.D47:.O47])" office:value-type="float" office:value="0" calcext:value-type="float">
              <text:p>$0</text:p>
            </table:table-cell>
            <table:table-cell table:style-name="ce48" table:formula="of:=IFERROR(AVERAGE([.D47:.O4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Personal supplies</text:p>
            </table:table-cell>
            <table:table-cell table:style-name="ce43" table:number-columns-repeated="12"/>
            <table:table-cell table:style-name="ce48" table:formula="of:=SUM([.D48:.O48])" office:value-type="float" office:value="0" calcext:value-type="float">
              <text:p>$0</text:p>
            </table:table-cell>
            <table:table-cell table:style-name="ce48" table:formula="of:=IFERROR(AVERAGE([.D48:.O4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Clothes</text:p>
            </table:table-cell>
            <table:table-cell table:style-name="ce43" table:number-columns-repeated="12"/>
            <table:table-cell table:style-name="ce48" table:formula="of:=SUM([.D49:.O49])" office:value-type="float" office:value="0" calcext:value-type="float">
              <text:p>$0</text:p>
            </table:table-cell>
            <table:table-cell table:style-name="ce48" table:formula="of:=IFERROR(AVERAGE([.D49:.O4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Laundry/dry cleaning</text:p>
            </table:table-cell>
            <table:table-cell table:style-name="ce43" table:number-columns-repeated="12"/>
            <table:table-cell table:style-name="ce48" table:formula="of:=SUM([.D50:.O50])" office:value-type="float" office:value="0" calcext:value-type="float">
              <text:p>$0</text:p>
            </table:table-cell>
            <table:table-cell table:style-name="ce48" table:formula="of:=IFERROR(AVERAGE([.D50:.O50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Hair/beauty</text:p>
            </table:table-cell>
            <table:table-cell table:style-name="ce43" table:number-columns-repeated="12"/>
            <table:table-cell table:style-name="ce48" table:formula="of:=SUM([.D51:.O51])" office:value-type="float" office:value="0" calcext:value-type="float">
              <text:p>$0</text:p>
            </table:table-cell>
            <table:table-cell table:style-name="ce48" table:formula="of:=IFERROR(AVERAGE([.D51:.O5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Subscriptions</text:p>
            </table:table-cell>
            <table:table-cell table:style-name="ce43" table:number-columns-repeated="12"/>
            <table:table-cell table:style-name="ce48" table:formula="of:=SUM([.D52:.O52])" office:value-type="float" office:value="0" calcext:value-type="float">
              <text:p>$0</text:p>
            </table:table-cell>
            <table:table-cell table:style-name="ce48" table:formula="of:=IFERROR(AVERAGE([.D52:.O5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53:.O53])" office:value-type="float" office:value="0" calcext:value-type="float">
              <text:p>$0</text:p>
            </table:table-cell>
            <table:table-cell table:style-name="ce48" table:formula="of:=IFERROR(AVERAGE([.D53:.O5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9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Gifts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57:.D61])" office:value-type="float" office:value="0" calcext:value-type="float">
            <text:p>$0</text:p>
          </table:table-cell>
          <table:table-cell table:style-name="ce42" table:formula="of:=SUM([.E57:.E61])" office:value-type="float" office:value="0" calcext:value-type="float">
            <text:p>$0</text:p>
          </table:table-cell>
          <table:table-cell table:style-name="ce42" table:formula="of:=SUM([.F57:.F61])" office:value-type="float" office:value="0" calcext:value-type="float">
            <text:p>$0</text:p>
          </table:table-cell>
          <table:table-cell table:style-name="ce42" table:formula="of:=SUM([.G57:.G61])" office:value-type="float" office:value="0" calcext:value-type="float">
            <text:p>$0</text:p>
          </table:table-cell>
          <table:table-cell table:style-name="ce42" table:formula="of:=SUM([.H57:.H61])" office:value-type="float" office:value="0" calcext:value-type="float">
            <text:p>$0</text:p>
          </table:table-cell>
          <table:table-cell table:style-name="ce42" table:formula="of:=SUM([.I57:.I61])" office:value-type="float" office:value="0" calcext:value-type="float">
            <text:p>$0</text:p>
          </table:table-cell>
          <table:table-cell table:style-name="ce42" table:formula="of:=SUM([.J57:.J61])" office:value-type="float" office:value="0" calcext:value-type="float">
            <text:p>$0</text:p>
          </table:table-cell>
          <table:table-cell table:style-name="ce42" table:formula="of:=SUM([.K57:.K61])" office:value-type="float" office:value="0" calcext:value-type="float">
            <text:p>$0</text:p>
          </table:table-cell>
          <table:table-cell table:style-name="ce42" table:formula="of:=SUM([.L57:.L61])" office:value-type="float" office:value="0" calcext:value-type="float">
            <text:p>$0</text:p>
          </table:table-cell>
          <table:table-cell table:style-name="ce42" table:formula="of:=SUM([.M57:.M61])" office:value-type="float" office:value="0" calcext:value-type="float">
            <text:p>$0</text:p>
          </table:table-cell>
          <table:table-cell table:style-name="ce42" table:formula="of:=SUM([.N57:.N61])" office:value-type="float" office:value="0" calcext:value-type="float">
            <text:p>$0</text:p>
          </table:table-cell>
          <table:table-cell table:style-name="ce42" table:formula="of:=SUM([.O57:.O61])" office:value-type="float" office:value="0" calcext:value-type="float">
            <text:p>$0</text:p>
          </table:table-cell>
          <table:table-cell table:style-name="ce47" table:formula="of:=SUM([.D56:.O56])" office:value-type="float" office:value="0" calcext:value-type="float">
            <text:p>$0</text:p>
          </table:table-cell>
          <table:table-cell table:style-name="ce47" table:formula="of:=IFERROR(AVERAGE([.D56:.O56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Gifts</text:p>
            </table:table-cell>
            <table:table-cell table:style-name="ce43" table:number-columns-repeated="12"/>
            <table:table-cell table:style-name="ce48" table:formula="of:=SUM([.D57:.O57])" office:value-type="float" office:value="0" calcext:value-type="float">
              <text:p>$0</text:p>
            </table:table-cell>
            <table:table-cell table:style-name="ce48" table:formula="of:=IFERROR(AVERAGE([.D57:.O5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Donations (charity)</text:p>
            </table:table-cell>
            <table:table-cell table:style-name="ce43" table:number-columns-repeated="12"/>
            <table:table-cell table:style-name="ce48" table:formula="of:=SUM([.D58:.O58])" office:value-type="float" office:value="0" calcext:value-type="float">
              <text:p>$0</text:p>
            </table:table-cell>
            <table:table-cell table:style-name="ce48" table:formula="of:=IFERROR(AVERAGE([.D58:.O5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59:.O59])" office:value-type="float" office:value="0" calcext:value-type="float">
              <text:p>$0</text:p>
            </table:table-cell>
            <table:table-cell table:style-name="ce48" table:formula="of:=IFERROR(AVERAGE([.D59:.O5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9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Health/medical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63:.D69])" office:value-type="float" office:value="0" calcext:value-type="float">
            <text:p>$0</text:p>
          </table:table-cell>
          <table:table-cell table:style-name="ce42" table:formula="of:=SUM([.E63:.E69])" office:value-type="float" office:value="0" calcext:value-type="float">
            <text:p>$0</text:p>
          </table:table-cell>
          <table:table-cell table:style-name="ce42" table:formula="of:=SUM([.F63:.F69])" office:value-type="float" office:value="0" calcext:value-type="float">
            <text:p>$0</text:p>
          </table:table-cell>
          <table:table-cell table:style-name="ce42" table:formula="of:=SUM([.G63:.G69])" office:value-type="float" office:value="0" calcext:value-type="float">
            <text:p>$0</text:p>
          </table:table-cell>
          <table:table-cell table:style-name="ce42" table:formula="of:=SUM([.H63:.H69])" office:value-type="float" office:value="0" calcext:value-type="float">
            <text:p>$0</text:p>
          </table:table-cell>
          <table:table-cell table:style-name="ce42" table:formula="of:=SUM([.I63:.I69])" office:value-type="float" office:value="0" calcext:value-type="float">
            <text:p>$0</text:p>
          </table:table-cell>
          <table:table-cell table:style-name="ce42" table:formula="of:=SUM([.J63:.J69])" office:value-type="float" office:value="0" calcext:value-type="float">
            <text:p>$0</text:p>
          </table:table-cell>
          <table:table-cell table:style-name="ce42" table:formula="of:=SUM([.K63:.K69])" office:value-type="float" office:value="0" calcext:value-type="float">
            <text:p>$0</text:p>
          </table:table-cell>
          <table:table-cell table:style-name="ce42" table:formula="of:=SUM([.L63:.L69])" office:value-type="float" office:value="0" calcext:value-type="float">
            <text:p>$0</text:p>
          </table:table-cell>
          <table:table-cell table:style-name="ce42" table:formula="of:=SUM([.M63:.M69])" office:value-type="float" office:value="0" calcext:value-type="float">
            <text:p>$0</text:p>
          </table:table-cell>
          <table:table-cell table:style-name="ce42" table:formula="of:=SUM([.N63:.N69])" office:value-type="float" office:value="0" calcext:value-type="float">
            <text:p>$0</text:p>
          </table:table-cell>
          <table:table-cell table:style-name="ce42" table:formula="of:=SUM([.O63:.O69])" office:value-type="float" office:value="0" calcext:value-type="float">
            <text:p>$0</text:p>
          </table:table-cell>
          <table:table-cell table:style-name="ce47" table:formula="of:=SUM([.D62:.O62])" office:value-type="float" office:value="0" calcext:value-type="float">
            <text:p>$0</text:p>
          </table:table-cell>
          <table:table-cell table:style-name="ce47" table:formula="of:=IFERROR(AVERAGE([.D62:.O62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Doctors/dental/vision</text:p>
            </table:table-cell>
            <table:table-cell table:style-name="ce43" table:number-columns-repeated="12"/>
            <table:table-cell table:style-name="ce48" table:formula="of:=SUM([.D63:.O63])" office:value-type="float" office:value="0" calcext:value-type="float">
              <text:p>$0</text:p>
            </table:table-cell>
            <table:table-cell table:style-name="ce48" table:formula="of:=IFERROR(AVERAGE([.D63:.O6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Specialty care</text:p>
            </table:table-cell>
            <table:table-cell table:style-name="ce43" table:number-columns-repeated="12"/>
            <table:table-cell table:style-name="ce48" table:formula="of:=SUM([.D64:.O64])" office:value-type="float" office:value="0" calcext:value-type="float">
              <text:p>$0</text:p>
            </table:table-cell>
            <table:table-cell table:style-name="ce48" table:formula="of:=IFERROR(AVERAGE([.D64:.O64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Pharmacy</text:p>
            </table:table-cell>
            <table:table-cell table:style-name="ce43" table:number-columns-repeated="12"/>
            <table:table-cell table:style-name="ce48" table:formula="of:=SUM([.D65:.O65])" office:value-type="float" office:value="0" calcext:value-type="float">
              <text:p>$0</text:p>
            </table:table-cell>
            <table:table-cell table:style-name="ce48" table:formula="of:=IFERROR(AVERAGE([.D65:.O6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Emergency</text:p>
            </table:table-cell>
            <table:table-cell table:style-name="ce43" table:number-columns-repeated="12"/>
            <table:table-cell table:style-name="ce48" table:formula="of:=SUM([.D66:.O66])" office:value-type="float" office:value="0" calcext:value-type="float">
              <text:p>$0</text:p>
            </table:table-cell>
            <table:table-cell table:style-name="ce48" table:formula="of:=IFERROR(AVERAGE([.D66:.O6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67:.O67])" office:value-type="float" office:value="0" calcext:value-type="float">
              <text:p>$0</text:p>
            </table:table-cell>
            <table:table-cell table:style-name="ce48" table:formula="of:=IFERROR(AVERAGE([.D67:.O6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9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Home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71:.D81])" office:value-type="float" office:value="0" calcext:value-type="float">
            <text:p>$0</text:p>
          </table:table-cell>
          <table:table-cell table:style-name="ce42" table:formula="of:=SUM([.E71:.E81])" office:value-type="float" office:value="0" calcext:value-type="float">
            <text:p>$0</text:p>
          </table:table-cell>
          <table:table-cell table:style-name="ce42" table:formula="of:=SUM([.F71:.F81])" office:value-type="float" office:value="0" calcext:value-type="float">
            <text:p>$0</text:p>
          </table:table-cell>
          <table:table-cell table:style-name="ce42" table:formula="of:=SUM([.G71:.G81])" office:value-type="float" office:value="0" calcext:value-type="float">
            <text:p>$0</text:p>
          </table:table-cell>
          <table:table-cell table:style-name="ce42" table:formula="of:=SUM([.H71:.H81])" office:value-type="float" office:value="0" calcext:value-type="float">
            <text:p>$0</text:p>
          </table:table-cell>
          <table:table-cell table:style-name="ce42" table:formula="of:=SUM([.I71:.I81])" office:value-type="float" office:value="0" calcext:value-type="float">
            <text:p>$0</text:p>
          </table:table-cell>
          <table:table-cell table:style-name="ce42" table:formula="of:=SUM([.J71:.J81])" office:value-type="float" office:value="0" calcext:value-type="float">
            <text:p>$0</text:p>
          </table:table-cell>
          <table:table-cell table:style-name="ce42" table:formula="of:=SUM([.K71:.K81])" office:value-type="float" office:value="0" calcext:value-type="float">
            <text:p>$0</text:p>
          </table:table-cell>
          <table:table-cell table:style-name="ce42" table:formula="of:=SUM([.L71:.L81])" office:value-type="float" office:value="0" calcext:value-type="float">
            <text:p>$0</text:p>
          </table:table-cell>
          <table:table-cell table:style-name="ce42" table:formula="of:=SUM([.M71:.M81])" office:value-type="float" office:value="0" calcext:value-type="float">
            <text:p>$0</text:p>
          </table:table-cell>
          <table:table-cell table:style-name="ce42" table:formula="of:=SUM([.N71:.N81])" office:value-type="float" office:value="0" calcext:value-type="float">
            <text:p>$0</text:p>
          </table:table-cell>
          <table:table-cell table:style-name="ce42" table:formula="of:=SUM([.O71:.O81])" office:value-type="float" office:value="0" calcext:value-type="float">
            <text:p>$0</text:p>
          </table:table-cell>
          <table:table-cell table:style-name="ce47" table:formula="of:=SUM([.D70:.O70])" office:value-type="float" office:value="0" calcext:value-type="float">
            <text:p>$0</text:p>
          </table:table-cell>
          <table:table-cell table:style-name="ce47" table:formula="of:=IFERROR(AVERAGE([.D70:.O70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Rent/mortgage</text:p>
            </table:table-cell>
            <table:table-cell table:style-name="ce43" table:number-columns-repeated="12"/>
            <table:table-cell table:style-name="ce48" table:formula="of:=SUM([.D71:.O71])" office:value-type="float" office:value="0" calcext:value-type="float">
              <text:p>$0</text:p>
            </table:table-cell>
            <table:table-cell table:style-name="ce48" table:formula="of:=IFERROR(AVERAGE([.D71:.O7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Property taxes</text:p>
            </table:table-cell>
            <table:table-cell table:style-name="ce43" table:number-columns-repeated="12"/>
            <table:table-cell table:style-name="ce48" table:formula="of:=SUM([.D72:.O72])" office:value-type="float" office:value="0" calcext:value-type="float">
              <text:p>$0</text:p>
            </table:table-cell>
            <table:table-cell table:style-name="ce48" table:formula="of:=IFERROR(AVERAGE([.D72:.O7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Furnishings</text:p>
            </table:table-cell>
            <table:table-cell table:style-name="ce43" table:number-columns-repeated="12"/>
            <table:table-cell table:style-name="ce48" table:formula="of:=SUM([.D73:.O73])" office:value-type="float" office:value="0" calcext:value-type="float">
              <text:p>$0</text:p>
            </table:table-cell>
            <table:table-cell table:style-name="ce48" table:formula="of:=IFERROR(AVERAGE([.D73:.O7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Lawn/garden</text:p>
            </table:table-cell>
            <table:table-cell table:style-name="ce43" table:number-columns-repeated="12"/>
            <table:table-cell table:style-name="ce48" table:formula="of:=SUM([.D74:.O74])" office:value-type="float" office:value="0" calcext:value-type="float">
              <text:p>$0</text:p>
            </table:table-cell>
            <table:table-cell table:style-name="ce48" table:formula="of:=IFERROR(AVERAGE([.D74:.O74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Supplies</text:p>
            </table:table-cell>
            <table:table-cell table:style-name="ce43" table:number-columns-repeated="12"/>
            <table:table-cell table:style-name="ce48" table:formula="of:=SUM([.D75:.O75])" office:value-type="float" office:value="0" calcext:value-type="float">
              <text:p>$0</text:p>
            </table:table-cell>
            <table:table-cell table:style-name="ce48" table:formula="of:=IFERROR(AVERAGE([.D75:.O7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Maintenance</text:p>
            </table:table-cell>
            <table:table-cell table:style-name="ce43" table:number-columns-repeated="12"/>
            <table:table-cell table:style-name="ce48" table:formula="of:=SUM([.D76:.O76])" office:value-type="float" office:value="0" calcext:value-type="float">
              <text:p>$0</text:p>
            </table:table-cell>
            <table:table-cell table:style-name="ce48" table:formula="of:=IFERROR(AVERAGE([.D76:.O7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Improvements</text:p>
            </table:table-cell>
            <table:table-cell table:style-name="ce43" table:number-columns-repeated="12"/>
            <table:table-cell table:style-name="ce48" table:formula="of:=SUM([.D77:.O77])" office:value-type="float" office:value="0" calcext:value-type="float">
              <text:p>$0</text:p>
            </table:table-cell>
            <table:table-cell table:style-name="ce48" table:formula="of:=IFERROR(AVERAGE([.D77:.O7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Moving</text:p>
            </table:table-cell>
            <table:table-cell table:style-name="ce43" table:number-columns-repeated="12"/>
            <table:table-cell table:style-name="ce48" table:formula="of:=SUM([.D78:.O78])" office:value-type="float" office:value="0" calcext:value-type="float">
              <text:p>$0</text:p>
            </table:table-cell>
            <table:table-cell table:style-name="ce48" table:formula="of:=IFERROR(AVERAGE([.D78:.O7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79:.O79])" office:value-type="float" office:value="0" calcext:value-type="float">
              <text:p>$0</text:p>
            </table:table-cell>
            <table:table-cell table:style-name="ce48" table:formula="of:=IFERROR(AVERAGE([.D79:.O7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9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Insurance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83:.D89])" office:value-type="float" office:value="0" calcext:value-type="float">
            <text:p>$0</text:p>
          </table:table-cell>
          <table:table-cell table:style-name="ce42" table:formula="of:=SUM([.E83:.E89])" office:value-type="float" office:value="0" calcext:value-type="float">
            <text:p>$0</text:p>
          </table:table-cell>
          <table:table-cell table:style-name="ce42" table:formula="of:=SUM([.F83:.F89])" office:value-type="float" office:value="0" calcext:value-type="float">
            <text:p>$0</text:p>
          </table:table-cell>
          <table:table-cell table:style-name="ce42" table:formula="of:=SUM([.G83:.G89])" office:value-type="float" office:value="0" calcext:value-type="float">
            <text:p>$0</text:p>
          </table:table-cell>
          <table:table-cell table:style-name="ce42" table:formula="of:=SUM([.H83:.H89])" office:value-type="float" office:value="0" calcext:value-type="float">
            <text:p>$0</text:p>
          </table:table-cell>
          <table:table-cell table:style-name="ce42" table:formula="of:=SUM([.I83:.I89])" office:value-type="float" office:value="0" calcext:value-type="float">
            <text:p>$0</text:p>
          </table:table-cell>
          <table:table-cell table:style-name="ce42" table:formula="of:=SUM([.J83:.J89])" office:value-type="float" office:value="0" calcext:value-type="float">
            <text:p>$0</text:p>
          </table:table-cell>
          <table:table-cell table:style-name="ce42" table:formula="of:=SUM([.K83:.K89])" office:value-type="float" office:value="0" calcext:value-type="float">
            <text:p>$0</text:p>
          </table:table-cell>
          <table:table-cell table:style-name="ce42" table:formula="of:=SUM([.L83:.L89])" office:value-type="float" office:value="0" calcext:value-type="float">
            <text:p>$0</text:p>
          </table:table-cell>
          <table:table-cell table:style-name="ce42" table:formula="of:=SUM([.M83:.M89])" office:value-type="float" office:value="0" calcext:value-type="float">
            <text:p>$0</text:p>
          </table:table-cell>
          <table:table-cell table:style-name="ce42" table:formula="of:=SUM([.N83:.N89])" office:value-type="float" office:value="0" calcext:value-type="float">
            <text:p>$0</text:p>
          </table:table-cell>
          <table:table-cell table:style-name="ce42" table:formula="of:=SUM([.O83:.O89])" office:value-type="float" office:value="0" calcext:value-type="float">
            <text:p>$0</text:p>
          </table:table-cell>
          <table:table-cell table:style-name="ce47" table:formula="of:=SUM([.D82:.O82])" office:value-type="float" office:value="0" calcext:value-type="float">
            <text:p>$0</text:p>
          </table:table-cell>
          <table:table-cell table:style-name="ce47" table:formula="of:=IFERROR(AVERAGE([.D82:.O82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Car</text:p>
            </table:table-cell>
            <table:table-cell table:style-name="ce43" table:number-columns-repeated="12"/>
            <table:table-cell table:style-name="ce48" table:formula="of:=SUM([.D83:.O83])" office:value-type="float" office:value="0" calcext:value-type="float">
              <text:p>$0</text:p>
            </table:table-cell>
            <table:table-cell table:style-name="ce48" table:formula="of:=IFERROR(AVERAGE([.D83:.O8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Health</text:p>
            </table:table-cell>
            <table:table-cell table:style-name="ce43" table:number-columns-repeated="12"/>
            <table:table-cell table:style-name="ce48" table:formula="of:=SUM([.D84:.O84])" office:value-type="float" office:value="0" calcext:value-type="float">
              <text:p>$0</text:p>
            </table:table-cell>
            <table:table-cell table:style-name="ce48" table:formula="of:=IFERROR(AVERAGE([.D84:.O84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Home</text:p>
            </table:table-cell>
            <table:table-cell table:style-name="ce43" table:number-columns-repeated="12"/>
            <table:table-cell table:style-name="ce48" table:formula="of:=SUM([.D85:.O85])" office:value-type="float" office:value="0" calcext:value-type="float">
              <text:p>$0</text:p>
            </table:table-cell>
            <table:table-cell table:style-name="ce48" table:formula="of:=IFERROR(AVERAGE([.D85:.O8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Life</text:p>
            </table:table-cell>
            <table:table-cell table:style-name="ce43" table:number-columns-repeated="12"/>
            <table:table-cell table:style-name="ce48" table:formula="of:=SUM([.D86:.O86])" office:value-type="float" office:value="0" calcext:value-type="float">
              <text:p>$0</text:p>
            </table:table-cell>
            <table:table-cell table:style-name="ce48" table:formula="of:=IFERROR(AVERAGE([.D86:.O8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87:.O87])" office:value-type="float" office:value="0" calcext:value-type="float">
              <text:p>$0</text:p>
            </table:table-cell>
            <table:table-cell table:style-name="ce48" table:formula="of:=IFERROR(AVERAGE([.D87:.O8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Pets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91:.D97])" office:value-type="float" office:value="0" calcext:value-type="float">
            <text:p>$0</text:p>
          </table:table-cell>
          <table:table-cell table:style-name="ce42" table:formula="of:=SUM([.E91:.E97])" office:value-type="float" office:value="0" calcext:value-type="float">
            <text:p>$0</text:p>
          </table:table-cell>
          <table:table-cell table:style-name="ce42" table:formula="of:=SUM([.F91:.F97])" office:value-type="float" office:value="0" calcext:value-type="float">
            <text:p>$0</text:p>
          </table:table-cell>
          <table:table-cell table:style-name="ce42" table:formula="of:=SUM([.G91:.G97])" office:value-type="float" office:value="0" calcext:value-type="float">
            <text:p>$0</text:p>
          </table:table-cell>
          <table:table-cell table:style-name="ce42" table:formula="of:=SUM([.H91:.H97])" office:value-type="float" office:value="0" calcext:value-type="float">
            <text:p>$0</text:p>
          </table:table-cell>
          <table:table-cell table:style-name="ce42" table:formula="of:=SUM([.I91:.I97])" office:value-type="float" office:value="0" calcext:value-type="float">
            <text:p>$0</text:p>
          </table:table-cell>
          <table:table-cell table:style-name="ce42" table:formula="of:=SUM([.J91:.J97])" office:value-type="float" office:value="0" calcext:value-type="float">
            <text:p>$0</text:p>
          </table:table-cell>
          <table:table-cell table:style-name="ce42" table:formula="of:=SUM([.K91:.K97])" office:value-type="float" office:value="0" calcext:value-type="float">
            <text:p>$0</text:p>
          </table:table-cell>
          <table:table-cell table:style-name="ce42" table:formula="of:=SUM([.L91:.L97])" office:value-type="float" office:value="0" calcext:value-type="float">
            <text:p>$0</text:p>
          </table:table-cell>
          <table:table-cell table:style-name="ce42" table:formula="of:=SUM([.M91:.M97])" office:value-type="float" office:value="0" calcext:value-type="float">
            <text:p>$0</text:p>
          </table:table-cell>
          <table:table-cell table:style-name="ce42" table:formula="of:=SUM([.N91:.N97])" office:value-type="float" office:value="0" calcext:value-type="float">
            <text:p>$0</text:p>
          </table:table-cell>
          <table:table-cell table:style-name="ce42" table:formula="of:=SUM([.O91:.O97])" office:value-type="float" office:value="0" calcext:value-type="float">
            <text:p>$0</text:p>
          </table:table-cell>
          <table:table-cell table:style-name="ce47" table:formula="of:=SUM([.D90:.O90])" office:value-type="float" office:value="0" calcext:value-type="float">
            <text:p>$0</text:p>
          </table:table-cell>
          <table:table-cell table:style-name="ce47" table:formula="of:=IFERROR(AVERAGE([.D90:.O90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Food</text:p>
            </table:table-cell>
            <table:table-cell table:style-name="ce43" table:number-columns-repeated="12"/>
            <table:table-cell table:style-name="ce48" table:formula="of:=SUM([.D91:.O91])" office:value-type="float" office:value="0" calcext:value-type="float">
              <text:p>$0</text:p>
            </table:table-cell>
            <table:table-cell table:style-name="ce48" table:formula="of:=IFERROR(AVERAGE([.D91:.O9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Vet/medical</text:p>
            </table:table-cell>
            <table:table-cell table:style-name="ce43" table:number-columns-repeated="12"/>
            <table:table-cell table:style-name="ce48" table:formula="of:=SUM([.D92:.O92])" office:value-type="float" office:value="0" calcext:value-type="float">
              <text:p>$0</text:p>
            </table:table-cell>
            <table:table-cell table:style-name="ce48" table:formula="of:=IFERROR(AVERAGE([.D92:.O9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Toys</text:p>
            </table:table-cell>
            <table:table-cell table:style-name="ce43" table:number-columns-repeated="12"/>
            <table:table-cell table:style-name="ce48" table:formula="of:=SUM([.D93:.O93])" office:value-type="float" office:value="0" calcext:value-type="float">
              <text:p>$0</text:p>
            </table:table-cell>
            <table:table-cell table:style-name="ce48" table:formula="of:=IFERROR(AVERAGE([.D93:.O9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Supplies</text:p>
            </table:table-cell>
            <table:table-cell table:style-name="ce43" table:number-columns-repeated="12"/>
            <table:table-cell table:style-name="ce48" table:formula="of:=SUM([.D94:.O94])" office:value-type="float" office:value="0" calcext:value-type="float">
              <text:p>$0</text:p>
            </table:table-cell>
            <table:table-cell table:style-name="ce48" table:formula="of:=IFERROR(AVERAGE([.D94:.O94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95:.O95])" office:value-type="float" office:value="0" calcext:value-type="float">
              <text:p>$0</text:p>
            </table:table-cell>
            <table:table-cell table:style-name="ce48" table:formula="of:=IFERROR(AVERAGE([.D95:.O9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Technology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99:.D105])" office:value-type="float" office:value="0" calcext:value-type="float">
            <text:p>$0</text:p>
          </table:table-cell>
          <table:table-cell table:style-name="ce42" table:formula="of:=SUM([.E99:.E105])" office:value-type="float" office:value="0" calcext:value-type="float">
            <text:p>$0</text:p>
          </table:table-cell>
          <table:table-cell table:style-name="ce42" table:formula="of:=SUM([.F99:.F105])" office:value-type="float" office:value="0" calcext:value-type="float">
            <text:p>$0</text:p>
          </table:table-cell>
          <table:table-cell table:style-name="ce42" table:formula="of:=SUM([.G99:.G105])" office:value-type="float" office:value="0" calcext:value-type="float">
            <text:p>$0</text:p>
          </table:table-cell>
          <table:table-cell table:style-name="ce42" table:formula="of:=SUM([.H99:.H105])" office:value-type="float" office:value="0" calcext:value-type="float">
            <text:p>$0</text:p>
          </table:table-cell>
          <table:table-cell table:style-name="ce42" table:formula="of:=SUM([.I99:.I105])" office:value-type="float" office:value="0" calcext:value-type="float">
            <text:p>$0</text:p>
          </table:table-cell>
          <table:table-cell table:style-name="ce42" table:formula="of:=SUM([.J99:.J105])" office:value-type="float" office:value="0" calcext:value-type="float">
            <text:p>$0</text:p>
          </table:table-cell>
          <table:table-cell table:style-name="ce42" table:formula="of:=SUM([.K99:.K105])" office:value-type="float" office:value="0" calcext:value-type="float">
            <text:p>$0</text:p>
          </table:table-cell>
          <table:table-cell table:style-name="ce42" table:formula="of:=SUM([.L99:.L105])" office:value-type="float" office:value="0" calcext:value-type="float">
            <text:p>$0</text:p>
          </table:table-cell>
          <table:table-cell table:style-name="ce42" table:formula="of:=SUM([.M99:.M105])" office:value-type="float" office:value="0" calcext:value-type="float">
            <text:p>$0</text:p>
          </table:table-cell>
          <table:table-cell table:style-name="ce42" table:formula="of:=SUM([.N99:.N105])" office:value-type="float" office:value="0" calcext:value-type="float">
            <text:p>$0</text:p>
          </table:table-cell>
          <table:table-cell table:style-name="ce42" table:formula="of:=SUM([.O99:.O105])" office:value-type="float" office:value="0" calcext:value-type="float">
            <text:p>$0</text:p>
          </table:table-cell>
          <table:table-cell table:style-name="ce47" table:formula="of:=SUM([.D98:.O98])" office:value-type="float" office:value="0" calcext:value-type="float">
            <text:p>$0</text:p>
          </table:table-cell>
          <table:table-cell table:style-name="ce47" table:formula="of:=IFERROR(AVERAGE([.D98:.O98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Domains &amp; hosting</text:p>
            </table:table-cell>
            <table:table-cell table:style-name="ce43" table:number-columns-repeated="12"/>
            <table:table-cell table:style-name="ce48" table:formula="of:=SUM([.D99:.O99])" office:value-type="float" office:value="0" calcext:value-type="float">
              <text:p>$0</text:p>
            </table:table-cell>
            <table:table-cell table:style-name="ce48" table:formula="of:=IFERROR(AVERAGE([.D99:.O9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nline services</text:p>
            </table:table-cell>
            <table:table-cell table:style-name="ce43" table:number-columns-repeated="12"/>
            <table:table-cell table:style-name="ce48" table:formula="of:=SUM([.D100:.O100])" office:value-type="float" office:value="0" calcext:value-type="float">
              <text:p>$0</text:p>
            </table:table-cell>
            <table:table-cell table:style-name="ce48" table:formula="of:=IFERROR(AVERAGE([.D100:.O100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Hardware</text:p>
            </table:table-cell>
            <table:table-cell table:style-name="ce43" table:number-columns-repeated="12"/>
            <table:table-cell table:style-name="ce48" table:formula="of:=SUM([.D101:.O101])" office:value-type="float" office:value="0" calcext:value-type="float">
              <text:p>$0</text:p>
            </table:table-cell>
            <table:table-cell table:style-name="ce48" table:formula="of:=IFERROR(AVERAGE([.D101:.O10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Software</text:p>
            </table:table-cell>
            <table:table-cell table:style-name="ce43" table:number-columns-repeated="12"/>
            <table:table-cell table:style-name="ce48" table:formula="of:=SUM([.D102:.O102])" office:value-type="float" office:value="0" calcext:value-type="float">
              <text:p>$0</text:p>
            </table:table-cell>
            <table:table-cell table:style-name="ce48" table:formula="of:=IFERROR(AVERAGE([.D102:.O10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103:.O103])" office:value-type="float" office:value="0" calcext:value-type="float">
              <text:p>$0</text:p>
            </table:table-cell>
            <table:table-cell table:style-name="ce48" table:formula="of:=IFERROR(AVERAGE([.D103:.O10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Transportation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107:.D115])" office:value-type="float" office:value="0" calcext:value-type="float">
            <text:p>$0</text:p>
          </table:table-cell>
          <table:table-cell table:style-name="ce42" table:formula="of:=SUM([.E107:.E115])" office:value-type="float" office:value="0" calcext:value-type="float">
            <text:p>$0</text:p>
          </table:table-cell>
          <table:table-cell table:style-name="ce42" table:formula="of:=SUM([.F107:.F115])" office:value-type="float" office:value="0" calcext:value-type="float">
            <text:p>$0</text:p>
          </table:table-cell>
          <table:table-cell table:style-name="ce42" table:formula="of:=SUM([.G107:.G115])" office:value-type="float" office:value="0" calcext:value-type="float">
            <text:p>$0</text:p>
          </table:table-cell>
          <table:table-cell table:style-name="ce42" table:formula="of:=SUM([.H107:.H115])" office:value-type="float" office:value="0" calcext:value-type="float">
            <text:p>$0</text:p>
          </table:table-cell>
          <table:table-cell table:style-name="ce42" table:formula="of:=SUM([.I107:.I115])" office:value-type="float" office:value="0" calcext:value-type="float">
            <text:p>$0</text:p>
          </table:table-cell>
          <table:table-cell table:style-name="ce42" table:formula="of:=SUM([.J107:.J115])" office:value-type="float" office:value="0" calcext:value-type="float">
            <text:p>$0</text:p>
          </table:table-cell>
          <table:table-cell table:style-name="ce42" table:formula="of:=SUM([.K107:.K115])" office:value-type="float" office:value="0" calcext:value-type="float">
            <text:p>$0</text:p>
          </table:table-cell>
          <table:table-cell table:style-name="ce42" table:formula="of:=SUM([.L107:.L115])" office:value-type="float" office:value="0" calcext:value-type="float">
            <text:p>$0</text:p>
          </table:table-cell>
          <table:table-cell table:style-name="ce42" table:formula="of:=SUM([.M107:.M115])" office:value-type="float" office:value="0" calcext:value-type="float">
            <text:p>$0</text:p>
          </table:table-cell>
          <table:table-cell table:style-name="ce42" table:formula="of:=SUM([.N107:.N115])" office:value-type="float" office:value="0" calcext:value-type="float">
            <text:p>$0</text:p>
          </table:table-cell>
          <table:table-cell table:style-name="ce42" table:formula="of:=SUM([.O107:.O115])" office:value-type="float" office:value="0" calcext:value-type="float">
            <text:p>$0</text:p>
          </table:table-cell>
          <table:table-cell table:style-name="ce47" table:formula="of:=SUM([.D106:.O106])" office:value-type="float" office:value="0" calcext:value-type="float">
            <text:p>$0</text:p>
          </table:table-cell>
          <table:table-cell table:style-name="ce47" table:formula="of:=IFERROR(AVERAGE([.D106:.O106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Fuel</text:p>
            </table:table-cell>
            <table:table-cell table:style-name="ce43" table:number-columns-repeated="12"/>
            <table:table-cell table:style-name="ce48" table:formula="of:=SUM([.D107:.O107])" office:value-type="float" office:value="0" calcext:value-type="float">
              <text:p>$0</text:p>
            </table:table-cell>
            <table:table-cell table:style-name="ce48" table:formula="of:=IFERROR(AVERAGE([.D107:.O10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Car payments</text:p>
            </table:table-cell>
            <table:table-cell table:style-name="ce43" table:number-columns-repeated="12"/>
            <table:table-cell table:style-name="ce48" table:formula="of:=SUM([.D108:.O108])" office:value-type="float" office:value="0" calcext:value-type="float">
              <text:p>$0</text:p>
            </table:table-cell>
            <table:table-cell table:style-name="ce48" table:formula="of:=IFERROR(AVERAGE([.D108:.O10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Repairs</text:p>
            </table:table-cell>
            <table:table-cell table:style-name="ce43" table:number-columns-repeated="12"/>
            <table:table-cell table:style-name="ce48" table:formula="of:=SUM([.D109:.O109])" office:value-type="float" office:value="0" calcext:value-type="float">
              <text:p>$0</text:p>
            </table:table-cell>
            <table:table-cell table:style-name="ce48" table:formula="of:=IFERROR(AVERAGE([.D109:.O10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Registration/license</text:p>
            </table:table-cell>
            <table:table-cell table:style-name="ce43" table:number-columns-repeated="12"/>
            <table:table-cell table:style-name="ce48" table:formula="of:=SUM([.D110:.O110])" office:value-type="float" office:value="0" calcext:value-type="float">
              <text:p>$0</text:p>
            </table:table-cell>
            <table:table-cell table:style-name="ce48" table:formula="of:=IFERROR(AVERAGE([.D110:.O110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Supplies</text:p>
            </table:table-cell>
            <table:table-cell table:style-name="ce43" table:number-columns-repeated="12"/>
            <table:table-cell table:style-name="ce48" table:formula="of:=SUM([.D111:.O111])" office:value-type="float" office:value="0" calcext:value-type="float">
              <text:p>$0</text:p>
            </table:table-cell>
            <table:table-cell table:style-name="ce48" table:formula="of:=IFERROR(AVERAGE([.D111:.O11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Public transit</text:p>
            </table:table-cell>
            <table:table-cell table:style-name="ce43" table:number-columns-repeated="12"/>
            <table:table-cell table:style-name="ce48" table:formula="of:=SUM([.D112:.O112])" office:value-type="float" office:value="0" calcext:value-type="float">
              <text:p>$0</text:p>
            </table:table-cell>
            <table:table-cell table:style-name="ce48" table:formula="of:=IFERROR(AVERAGE([.D112:.O11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113:.O113])" office:value-type="float" office:value="0" calcext:value-type="float">
              <text:p>$0</text:p>
            </table:table-cell>
            <table:table-cell table:style-name="ce48" table:formula="of:=IFERROR(AVERAGE([.D113:.O11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Travel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117:.D124])" office:value-type="float" office:value="0" calcext:value-type="float">
            <text:p>$0</text:p>
          </table:table-cell>
          <table:table-cell table:style-name="ce42" table:formula="of:=SUM([.E117:.E124])" office:value-type="float" office:value="0" calcext:value-type="float">
            <text:p>$0</text:p>
          </table:table-cell>
          <table:table-cell table:style-name="ce42" table:formula="of:=SUM([.F117:.F124])" office:value-type="float" office:value="0" calcext:value-type="float">
            <text:p>$0</text:p>
          </table:table-cell>
          <table:table-cell table:style-name="ce42" table:formula="of:=SUM([.G117:.G124])" office:value-type="float" office:value="0" calcext:value-type="float">
            <text:p>$0</text:p>
          </table:table-cell>
          <table:table-cell table:style-name="ce42" table:formula="of:=SUM([.H117:.H124])" office:value-type="float" office:value="0" calcext:value-type="float">
            <text:p>$0</text:p>
          </table:table-cell>
          <table:table-cell table:style-name="ce42" table:formula="of:=SUM([.I117:.I124])" office:value-type="float" office:value="0" calcext:value-type="float">
            <text:p>$0</text:p>
          </table:table-cell>
          <table:table-cell table:style-name="ce42" table:formula="of:=SUM([.J117:.J124])" office:value-type="float" office:value="0" calcext:value-type="float">
            <text:p>$0</text:p>
          </table:table-cell>
          <table:table-cell table:style-name="ce42" table:formula="of:=SUM([.K117:.K124])" office:value-type="float" office:value="0" calcext:value-type="float">
            <text:p>$0</text:p>
          </table:table-cell>
          <table:table-cell table:style-name="ce42" table:formula="of:=SUM([.L117:.L124])" office:value-type="float" office:value="0" calcext:value-type="float">
            <text:p>$0</text:p>
          </table:table-cell>
          <table:table-cell table:style-name="ce42" table:formula="of:=SUM([.M117:.M124])" office:value-type="float" office:value="0" calcext:value-type="float">
            <text:p>$0</text:p>
          </table:table-cell>
          <table:table-cell table:style-name="ce42" table:formula="of:=SUM([.N117:.N124])" office:value-type="float" office:value="0" calcext:value-type="float">
            <text:p>$0</text:p>
          </table:table-cell>
          <table:table-cell table:style-name="ce42" table:formula="of:=SUM([.O117:.O124])" office:value-type="float" office:value="0" calcext:value-type="float">
            <text:p>$0</text:p>
          </table:table-cell>
          <table:table-cell table:style-name="ce47" table:formula="of:=SUM([.D116:.O116])" office:value-type="float" office:value="0" calcext:value-type="float">
            <text:p>$0</text:p>
          </table:table-cell>
          <table:table-cell table:style-name="ce47" table:formula="of:=IFERROR(AVERAGE([.D116:.O116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Airfare</text:p>
            </table:table-cell>
            <table:table-cell table:style-name="ce43" table:number-columns-repeated="12"/>
            <table:table-cell table:style-name="ce48" table:formula="of:=SUM([.D117:.O117])" office:value-type="float" office:value="0" calcext:value-type="float">
              <text:p>$0</text:p>
            </table:table-cell>
            <table:table-cell table:style-name="ce48" table:formula="of:=IFERROR(AVERAGE([.D117:.O11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Hotels</text:p>
            </table:table-cell>
            <table:table-cell table:style-name="ce43" table:number-columns-repeated="12"/>
            <table:table-cell table:style-name="ce48" table:formula="of:=SUM([.D118:.O118])" office:value-type="float" office:value="0" calcext:value-type="float">
              <text:p>$0</text:p>
            </table:table-cell>
            <table:table-cell table:style-name="ce48" table:formula="of:=IFERROR(AVERAGE([.D118:.O11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Food</text:p>
            </table:table-cell>
            <table:table-cell table:style-name="ce43" table:number-columns-repeated="12"/>
            <table:table-cell table:style-name="ce48" table:formula="of:=SUM([.D119:.O119])" office:value-type="float" office:value="0" calcext:value-type="float">
              <text:p>$0</text:p>
            </table:table-cell>
            <table:table-cell table:style-name="ce48" table:formula="of:=IFERROR(AVERAGE([.D119:.O11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Transportation</text:p>
            </table:table-cell>
            <table:table-cell table:style-name="ce43" table:number-columns-repeated="12"/>
            <table:table-cell table:style-name="ce48" table:formula="of:=SUM([.D120:.O120])" office:value-type="float" office:value="0" calcext:value-type="float">
              <text:p>$0</text:p>
            </table:table-cell>
            <table:table-cell table:style-name="ce48" table:formula="of:=IFERROR(AVERAGE([.D120:.O120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Entertainment</text:p>
            </table:table-cell>
            <table:table-cell table:style-name="ce43" table:number-columns-repeated="12"/>
            <table:table-cell table:style-name="ce48" table:formula="of:=SUM([.D121:.O121])" office:value-type="float" office:value="0" calcext:value-type="float">
              <text:p>$0</text:p>
            </table:table-cell>
            <table:table-cell table:style-name="ce48" table:formula="of:=IFERROR(AVERAGE([.D121:.O12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122:.O122])" office:value-type="float" office:value="0" calcext:value-type="float">
              <text:p>$0</text:p>
            </table:table-cell>
            <table:table-cell table:style-name="ce48" table:formula="of:=IFERROR(AVERAGE([.D122:.O12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Utilities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126:.D135])" office:value-type="float" office:value="0" calcext:value-type="float">
            <text:p>$0</text:p>
          </table:table-cell>
          <table:table-cell table:style-name="ce42" table:formula="of:=SUM([.E126:.E135])" office:value-type="float" office:value="0" calcext:value-type="float">
            <text:p>$0</text:p>
          </table:table-cell>
          <table:table-cell table:style-name="ce42" table:formula="of:=SUM([.F126:.F135])" office:value-type="float" office:value="0" calcext:value-type="float">
            <text:p>$0</text:p>
          </table:table-cell>
          <table:table-cell table:style-name="ce42" table:formula="of:=SUM([.G126:.G135])" office:value-type="float" office:value="0" calcext:value-type="float">
            <text:p>$0</text:p>
          </table:table-cell>
          <table:table-cell table:style-name="ce42" table:formula="of:=SUM([.H126:.H135])" office:value-type="float" office:value="0" calcext:value-type="float">
            <text:p>$0</text:p>
          </table:table-cell>
          <table:table-cell table:style-name="ce42" table:formula="of:=SUM([.I126:.I135])" office:value-type="float" office:value="0" calcext:value-type="float">
            <text:p>$0</text:p>
          </table:table-cell>
          <table:table-cell table:style-name="ce42" table:formula="of:=SUM([.J126:.J135])" office:value-type="float" office:value="0" calcext:value-type="float">
            <text:p>$0</text:p>
          </table:table-cell>
          <table:table-cell table:style-name="ce42" table:formula="of:=SUM([.K126:.K135])" office:value-type="float" office:value="0" calcext:value-type="float">
            <text:p>$0</text:p>
          </table:table-cell>
          <table:table-cell table:style-name="ce42" table:formula="of:=SUM([.L126:.L135])" office:value-type="float" office:value="0" calcext:value-type="float">
            <text:p>$0</text:p>
          </table:table-cell>
          <table:table-cell table:style-name="ce42" table:formula="of:=SUM([.M126:.M135])" office:value-type="float" office:value="0" calcext:value-type="float">
            <text:p>$0</text:p>
          </table:table-cell>
          <table:table-cell table:style-name="ce42" table:formula="of:=SUM([.N126:.N135])" office:value-type="float" office:value="0" calcext:value-type="float">
            <text:p>$0</text:p>
          </table:table-cell>
          <table:table-cell table:style-name="ce42" table:formula="of:=SUM([.O126:.O135])" office:value-type="float" office:value="0" calcext:value-type="float">
            <text:p>$0</text:p>
          </table:table-cell>
          <table:table-cell table:style-name="ce47" table:formula="of:=SUM([.D125:.O125])" office:value-type="float" office:value="0" calcext:value-type="float">
            <text:p>$0</text:p>
          </table:table-cell>
          <table:table-cell table:style-name="ce47" table:formula="of:=IFERROR(AVERAGE([.D125:.O125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Phone</text:p>
            </table:table-cell>
            <table:table-cell table:style-name="ce43" table:number-columns-repeated="12"/>
            <table:table-cell table:style-name="ce48" table:formula="of:=SUM([.D126:.O126])" office:value-type="float" office:value="0" calcext:value-type="float">
              <text:p>$0</text:p>
            </table:table-cell>
            <table:table-cell table:style-name="ce48" table:formula="of:=IFERROR(AVERAGE([.D126:.O12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TV</text:p>
            </table:table-cell>
            <table:table-cell table:style-name="ce43" table:number-columns-repeated="12"/>
            <table:table-cell table:style-name="ce48" table:formula="of:=SUM([.D127:.O127])" office:value-type="float" office:value="0" calcext:value-type="float">
              <text:p>$0</text:p>
            </table:table-cell>
            <table:table-cell table:style-name="ce48" table:formula="of:=IFERROR(AVERAGE([.D127:.O12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Internet</text:p>
            </table:table-cell>
            <table:table-cell table:style-name="ce43" table:number-columns-repeated="12"/>
            <table:table-cell table:style-name="ce48" table:formula="of:=SUM([.D128:.O128])" office:value-type="float" office:value="0" calcext:value-type="float">
              <text:p>$0</text:p>
            </table:table-cell>
            <table:table-cell table:style-name="ce48" table:formula="of:=IFERROR(AVERAGE([.D128:.O12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Electricity</text:p>
            </table:table-cell>
            <table:table-cell table:style-name="ce43" table:number-columns-repeated="12"/>
            <table:table-cell table:style-name="ce48" table:formula="of:=SUM([.D129:.O129])" office:value-type="float" office:value="0" calcext:value-type="float">
              <text:p>$0</text:p>
            </table:table-cell>
            <table:table-cell table:style-name="ce48" table:formula="of:=IFERROR(AVERAGE([.D129:.O129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Heat/gas</text:p>
            </table:table-cell>
            <table:table-cell table:style-name="ce43" table:number-columns-repeated="12"/>
            <table:table-cell table:style-name="ce48" table:formula="of:=SUM([.D130:.O130])" office:value-type="float" office:value="0" calcext:value-type="float">
              <text:p>$0</text:p>
            </table:table-cell>
            <table:table-cell table:style-name="ce48" table:formula="of:=IFERROR(AVERAGE([.D130:.O130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Water</text:p>
            </table:table-cell>
            <table:table-cell table:style-name="ce43" table:number-columns-repeated="12"/>
            <table:table-cell table:style-name="ce48" table:formula="of:=SUM([.D131:.O131])" office:value-type="float" office:value="0" calcext:value-type="float">
              <text:p>$0</text:p>
            </table:table-cell>
            <table:table-cell table:style-name="ce48" table:formula="of:=IFERROR(AVERAGE([.D131:.O131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Trash</text:p>
            </table:table-cell>
            <table:table-cell table:style-name="ce43" table:number-columns-repeated="12"/>
            <table:table-cell table:style-name="ce48" table:formula="of:=SUM([.D132:.O132])" office:value-type="float" office:value="0" calcext:value-type="float">
              <text:p>$0</text:p>
            </table:table-cell>
            <table:table-cell table:style-name="ce48" table:formula="of:=IFERROR(AVERAGE([.D132:.O13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133:.O133])" office:value-type="float" office:value="0" calcext:value-type="float">
              <text:p>$0</text:p>
            </table:table-cell>
            <table:table-cell table:style-name="ce48" table:formula="of:=IFERROR(AVERAGE([.D133:.O13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Other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137:.D140])" office:value-type="float" office:value="0" calcext:value-type="float">
            <text:p>$0</text:p>
          </table:table-cell>
          <table:table-cell table:style-name="ce42" table:formula="of:=SUM([.E137:.E140])" office:value-type="float" office:value="0" calcext:value-type="float">
            <text:p>$0</text:p>
          </table:table-cell>
          <table:table-cell table:style-name="ce42" table:formula="of:=SUM([.F137:.F140])" office:value-type="float" office:value="0" calcext:value-type="float">
            <text:p>$0</text:p>
          </table:table-cell>
          <table:table-cell table:style-name="ce42" table:formula="of:=SUM([.G137:.G140])" office:value-type="float" office:value="0" calcext:value-type="float">
            <text:p>$0</text:p>
          </table:table-cell>
          <table:table-cell table:style-name="ce42" table:formula="of:=SUM([.H137:.H140])" office:value-type="float" office:value="0" calcext:value-type="float">
            <text:p>$0</text:p>
          </table:table-cell>
          <table:table-cell table:style-name="ce42" table:formula="of:=SUM([.I137:.I140])" office:value-type="float" office:value="0" calcext:value-type="float">
            <text:p>$0</text:p>
          </table:table-cell>
          <table:table-cell table:style-name="ce42" table:formula="of:=SUM([.J137:.J140])" office:value-type="float" office:value="0" calcext:value-type="float">
            <text:p>$0</text:p>
          </table:table-cell>
          <table:table-cell table:style-name="ce42" table:formula="of:=SUM([.K137:.K140])" office:value-type="float" office:value="0" calcext:value-type="float">
            <text:p>$0</text:p>
          </table:table-cell>
          <table:table-cell table:style-name="ce42" table:formula="of:=SUM([.L137:.L140])" office:value-type="float" office:value="0" calcext:value-type="float">
            <text:p>$0</text:p>
          </table:table-cell>
          <table:table-cell table:style-name="ce42" table:formula="of:=SUM([.M137:.M140])" office:value-type="float" office:value="0" calcext:value-type="float">
            <text:p>$0</text:p>
          </table:table-cell>
          <table:table-cell table:style-name="ce42" table:formula="of:=SUM([.N137:.N140])" office:value-type="float" office:value="0" calcext:value-type="float">
            <text:p>$0</text:p>
          </table:table-cell>
          <table:table-cell table:style-name="ce42" table:formula="of:=SUM([.O137:.O140])" office:value-type="float" office:value="0" calcext:value-type="float">
            <text:p>$0</text:p>
          </table:table-cell>
          <table:table-cell table:style-name="ce47" table:formula="of:=SUM([.D136:.O136])" office:value-type="float" office:value="0" calcext:value-type="float">
            <text:p>$0</text:p>
          </table:table-cell>
          <table:table-cell table:style-name="ce47" table:formula="of:=IFERROR(AVERAGE([.D136:.O136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[Category 1]</text:p>
            </table:table-cell>
            <table:table-cell table:style-name="ce43" table:number-columns-repeated="12"/>
            <table:table-cell table:style-name="ce48" table:formula="of:=SUM([.D137:.O137])" office:value-type="float" office:value="0" calcext:value-type="float">
              <text:p>$0</text:p>
            </table:table-cell>
            <table:table-cell table:style-name="ce48" table:formula="of:=IFERROR(AVERAGE([.D137:.O13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0"/>
            <table:table-cell table:style-name="ce33"/>
            <table:table-cell table:style-name="ce38" office:value-type="string" calcext:value-type="string">
              <text:p>[Category 2]</text:p>
            </table:table-cell>
            <table:table-cell table:style-name="ce43" table:number-columns-repeated="12"/>
            <table:table-cell table:style-name="ce48" table:formula="of:=SUM([.D138:.O138])" office:value-type="float" office:value="0" calcext:value-type="float">
              <text:p>$0</text:p>
            </table:table-cell>
            <table:table-cell table:style-name="ce48" table:formula="of:=IFERROR(AVERAGE([.D138:.O13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9"/>
          <table:table-cell table:style-name="ce44" table:number-columns-repeated="12"/>
          <table:table-cell table:style-name="ce50" table:number-columns-repeated="2"/>
          <table:table-cell table:style-name="ce54"/>
          <table:table-cell table:number-columns-repeated="1006"/>
        </table:table-row>
        <table:table-row table:style-name="ro7" table:number-rows-repeated="10484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ncome" table:style-name="ta3"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-group>
          <table:table-column table:style-name="co13" table:default-cell-style-name="Default"/>
          <table:table-column table:style-name="co9" table:number-columns-repeated="11" table:default-cell-style-name="Default"/>
        </table:table-column-group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number-columns-repeated="1006" table:default-cell-style-name="Default"/>
        <table:table-row table:style-name="ro1">
          <table:table-cell table:style-name="ce27" table:number-columns-repeated="2"/>
          <table:table-cell table:style-name="ce35"/>
          <table:table-cell table:style-name="ce40" table:number-columns-repeated="12"/>
          <table:table-cell table:style-name="ce45"/>
          <table:table-cell table:style-name="ce51" table:number-columns-repeated="2"/>
          <table:table-cell table:number-columns-repeated="1006"/>
        </table:table-row>
        <table:table-row table:style-name="ro8">
          <table:table-cell table:style-name="ce28" table:number-columns-repeated="2"/>
          <table:table-cell table:style-name="ce36" office:value-type="string" calcext:value-type="string">
            <text:p>Income</text:p>
          </table:table-cell>
          <table:table-cell table:style-name="ce41" office:value-type="date" office:date-value="2016-01-01" calcext:value-type="date">
            <text:p>Jan</text:p>
          </table:table-cell>
          <table:table-cell table:style-name="ce41" office:value-type="date" office:date-value="2016-02-01" calcext:value-type="date">
            <text:p>Feb</text:p>
          </table:table-cell>
          <table:table-cell table:style-name="ce41" office:value-type="date" office:date-value="2016-03-01" calcext:value-type="date">
            <text:p>Mar</text:p>
          </table:table-cell>
          <table:table-cell table:style-name="ce41" office:value-type="date" office:date-value="2016-04-01" calcext:value-type="date">
            <text:p>Apr</text:p>
          </table:table-cell>
          <table:table-cell table:style-name="ce41" office:value-type="date" office:date-value="2016-05-01" calcext:value-type="date">
            <text:p>May</text:p>
          </table:table-cell>
          <table:table-cell table:style-name="ce41" office:value-type="date" office:date-value="2016-06-01" calcext:value-type="date">
            <text:p>Jun</text:p>
          </table:table-cell>
          <table:table-cell table:style-name="ce41" office:value-type="date" office:date-value="2016-07-01" calcext:value-type="date">
            <text:p>Jul</text:p>
          </table:table-cell>
          <table:table-cell table:style-name="ce41" office:value-type="date" office:date-value="2016-08-01" calcext:value-type="date">
            <text:p>Aug</text:p>
          </table:table-cell>
          <table:table-cell table:style-name="ce41" office:value-type="date" office:date-value="2016-09-01" calcext:value-type="date">
            <text:p>Sep</text:p>
          </table:table-cell>
          <table:table-cell table:style-name="ce41" office:value-type="date" office:date-value="2016-10-01" calcext:value-type="date">
            <text:p>Oct</text:p>
          </table:table-cell>
          <table:table-cell table:style-name="ce41" office:value-type="date" office:date-value="2016-11-01" calcext:value-type="date">
            <text:p>Nov</text:p>
          </table:table-cell>
          <table:table-cell table:style-name="ce41" office:value-type="date" office:date-value="2016-12-01" calcext:value-type="date">
            <text:p>Dec</text:p>
          </table:table-cell>
          <table:table-cell table:style-name="ce46" office:value-type="string" calcext:value-type="string">
            <text:p>Total</text:p>
          </table:table-cell>
          <table:table-cell table:style-name="ce52" office:value-type="string" calcext:value-type="string">
            <text:p>Average</text:p>
          </table:table-cell>
          <table:table-cell table:style-name="ce52"/>
          <table:table-cell table:number-columns-repeated="1006"/>
        </table:table-row>
        <table:table-row table:style-name="ro9">
          <table:table-cell table:style-name="ce29" office:value-type="string" calcext:value-type="string">
            <text:p>Wages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4:.D10])" office:value-type="float" office:value="0" calcext:value-type="float">
            <text:p>$0</text:p>
          </table:table-cell>
          <table:table-cell table:style-name="ce42" table:formula="of:=SUM([.E4:.E10])" office:value-type="float" office:value="0" calcext:value-type="float">
            <text:p>$0</text:p>
          </table:table-cell>
          <table:table-cell table:style-name="ce42" table:formula="of:=SUM([.F4:.F10])" office:value-type="float" office:value="0" calcext:value-type="float">
            <text:p>$0</text:p>
          </table:table-cell>
          <table:table-cell table:style-name="ce42" table:formula="of:=SUM([.G4:.G10])" office:value-type="float" office:value="0" calcext:value-type="float">
            <text:p>$0</text:p>
          </table:table-cell>
          <table:table-cell table:style-name="ce42" table:formula="of:=SUM([.H4:.H10])" office:value-type="float" office:value="0" calcext:value-type="float">
            <text:p>$0</text:p>
          </table:table-cell>
          <table:table-cell table:style-name="ce42" table:formula="of:=SUM([.I4:.I10])" office:value-type="float" office:value="0" calcext:value-type="float">
            <text:p>$0</text:p>
          </table:table-cell>
          <table:table-cell table:style-name="ce42" table:formula="of:=SUM([.J4:.J10])" office:value-type="float" office:value="0" calcext:value-type="float">
            <text:p>$0</text:p>
          </table:table-cell>
          <table:table-cell table:style-name="ce42" table:formula="of:=SUM([.K4:.K10])" office:value-type="float" office:value="0" calcext:value-type="float">
            <text:p>$0</text:p>
          </table:table-cell>
          <table:table-cell table:style-name="ce42" table:formula="of:=SUM([.L4:.L10])" office:value-type="float" office:value="0" calcext:value-type="float">
            <text:p>$0</text:p>
          </table:table-cell>
          <table:table-cell table:style-name="ce42" table:formula="of:=SUM([.M4:.M10])" office:value-type="float" office:value="0" calcext:value-type="float">
            <text:p>$0</text:p>
          </table:table-cell>
          <table:table-cell table:style-name="ce42" table:formula="of:=SUM([.N4:.N10])" office:value-type="float" office:value="0" calcext:value-type="float">
            <text:p>$0</text:p>
          </table:table-cell>
          <table:table-cell table:style-name="ce42" table:formula="of:=SUM([.O4:.O10])" office:value-type="float" office:value="0" calcext:value-type="float">
            <text:p>$0</text:p>
          </table:table-cell>
          <table:table-cell table:style-name="ce47" table:formula="of:=SUM([.D3:.O3])" office:value-type="float" office:value="0" calcext:value-type="float">
            <text:p>$0</text:p>
          </table:table-cell>
          <table:table-cell table:style-name="ce47" table:formula="of:=IFERROR(AVERAGE([.D3:.O3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Paycheck</text:p>
            </table:table-cell>
            <table:table-cell table:style-name="ce43" table:number-columns-repeated="12"/>
            <table:table-cell table:style-name="ce48" table:formula="of:=SUM([.D4:.O4])" office:value-type="float" office:value="0" calcext:value-type="float">
              <text:p>$0</text:p>
            </table:table-cell>
            <table:table-cell table:style-name="ce48" table:formula="of:=IFERROR(AVERAGE([.D4:.O4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Tips</text:p>
            </table:table-cell>
            <table:table-cell table:style-name="ce43" table:number-columns-repeated="12"/>
            <table:table-cell table:style-name="ce48" table:formula="of:=SUM([.D5:.O5])" office:value-type="float" office:value="0" calcext:value-type="float">
              <text:p>$0</text:p>
            </table:table-cell>
            <table:table-cell table:style-name="ce48" table:formula="of:=IFERROR(AVERAGE([.D5:.O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Bonus</text:p>
            </table:table-cell>
            <table:table-cell table:style-name="ce43" table:number-columns-repeated="12"/>
            <table:table-cell table:style-name="ce48" table:formula="of:=SUM([.D6:.O6])" office:value-type="float" office:value="0" calcext:value-type="float">
              <text:p>$0</text:p>
            </table:table-cell>
            <table:table-cell table:style-name="ce48" table:formula="of:=IFERROR(AVERAGE([.D6:.O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Commission</text:p>
            </table:table-cell>
            <table:table-cell table:style-name="ce43" table:number-columns-repeated="12"/>
            <table:table-cell table:style-name="ce48" table:formula="of:=SUM([.D7:.O7])" office:value-type="float" office:value="0" calcext:value-type="float">
              <text:p>$0</text:p>
            </table:table-cell>
            <table:table-cell table:style-name="ce48" table:formula="of:=IFERROR(AVERAGE([.D7:.O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8:.O8])" office:value-type="float" office:value="0" calcext:value-type="float">
              <text:p>$0</text:p>
            </table:table-cell>
            <table:table-cell table:style-name="ce48" table:formula="of:=IFERROR(AVERAGE([.D8:.O8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9">
          <table:table-cell table:style-name="ce29" office:value-type="string" calcext:value-type="string">
            <text:p>Other</text:p>
          </table:table-cell>
          <table:table-cell table:style-name="ce32"/>
          <table:table-cell table:style-name="ce37" office:value-type="string" calcext:value-type="string">
            <text:p>Monthly totals:</text:p>
          </table:table-cell>
          <table:table-cell table:style-name="ce42" table:formula="of:=SUM([.D12:.D19])" office:value-type="float" office:value="0" calcext:value-type="float">
            <text:p>$0</text:p>
          </table:table-cell>
          <table:table-cell table:style-name="ce42" table:formula="of:=SUM([.E12:.E19])" office:value-type="float" office:value="0" calcext:value-type="float">
            <text:p>$0</text:p>
          </table:table-cell>
          <table:table-cell table:style-name="ce42" table:formula="of:=SUM([.F12:.F19])" office:value-type="float" office:value="0" calcext:value-type="float">
            <text:p>$0</text:p>
          </table:table-cell>
          <table:table-cell table:style-name="ce42" table:formula="of:=SUM([.G12:.G19])" office:value-type="float" office:value="0" calcext:value-type="float">
            <text:p>$0</text:p>
          </table:table-cell>
          <table:table-cell table:style-name="ce42" table:formula="of:=SUM([.H12:.H19])" office:value-type="float" office:value="0" calcext:value-type="float">
            <text:p>$0</text:p>
          </table:table-cell>
          <table:table-cell table:style-name="ce42" table:formula="of:=SUM([.I12:.I19])" office:value-type="float" office:value="0" calcext:value-type="float">
            <text:p>$0</text:p>
          </table:table-cell>
          <table:table-cell table:style-name="ce42" table:formula="of:=SUM([.J12:.J19])" office:value-type="float" office:value="0" calcext:value-type="float">
            <text:p>$0</text:p>
          </table:table-cell>
          <table:table-cell table:style-name="ce42" table:formula="of:=SUM([.K12:.K19])" office:value-type="float" office:value="0" calcext:value-type="float">
            <text:p>$0</text:p>
          </table:table-cell>
          <table:table-cell table:style-name="ce42" table:formula="of:=SUM([.L12:.L19])" office:value-type="float" office:value="0" calcext:value-type="float">
            <text:p>$0</text:p>
          </table:table-cell>
          <table:table-cell table:style-name="ce42" table:formula="of:=SUM([.M12:.M19])" office:value-type="float" office:value="0" calcext:value-type="float">
            <text:p>$0</text:p>
          </table:table-cell>
          <table:table-cell table:style-name="ce42" table:formula="of:=SUM([.N12:.N19])" office:value-type="float" office:value="0" calcext:value-type="float">
            <text:p>$0</text:p>
          </table:table-cell>
          <table:table-cell table:style-name="ce42" table:formula="of:=SUM([.O12:.O19])" office:value-type="float" office:value="0" calcext:value-type="float">
            <text:p>$0</text:p>
          </table:table-cell>
          <table:table-cell table:style-name="ce47" table:formula="of:=SUM([.D11:.O11])" office:value-type="float" office:value="0" calcext:value-type="float">
            <text:p>$0</text:p>
          </table:table-cell>
          <table:table-cell table:style-name="ce47" table:formula="of:=IFERROR(AVERAGE([.D11:.O11]))" office:value-type="float" office:value="0" calcext:value-type="float">
            <text:p>$0</text:p>
          </table:table-cell>
          <table:table-cell table:style-name="ce53"/>
          <table:table-cell table:number-columns-repeated="1006"/>
        </table:table-row>
        <table:table-row-group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Transfer from savings</text:p>
            </table:table-cell>
            <table:table-cell table:style-name="ce43" table:number-columns-repeated="12"/>
            <table:table-cell table:style-name="ce48" table:formula="of:=SUM([.D12:.O12])" office:value-type="float" office:value="0" calcext:value-type="float">
              <text:p>$0</text:p>
            </table:table-cell>
            <table:table-cell table:style-name="ce48" table:formula="of:=IFERROR(AVERAGE([.D12:.O12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Interest income</text:p>
            </table:table-cell>
            <table:table-cell table:style-name="ce43" table:number-columns-repeated="12"/>
            <table:table-cell table:style-name="ce48" table:formula="of:=SUM([.D13:.O13])" office:value-type="float" office:value="0" calcext:value-type="float">
              <text:p>$0</text:p>
            </table:table-cell>
            <table:table-cell table:style-name="ce48" table:formula="of:=IFERROR(AVERAGE([.D13:.O13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Dividends</text:p>
            </table:table-cell>
            <table:table-cell table:style-name="ce43" table:number-columns-repeated="12"/>
            <table:table-cell table:style-name="ce48" table:formula="of:=SUM([.D14:.O14])" office:value-type="float" office:value="0" calcext:value-type="float">
              <text:p>$0</text:p>
            </table:table-cell>
            <table:table-cell table:style-name="ce48" table:formula="of:=IFERROR(AVERAGE([.D14:.O14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Gifts</text:p>
            </table:table-cell>
            <table:table-cell table:style-name="ce43" table:number-columns-repeated="12"/>
            <table:table-cell table:style-name="ce48" table:formula="of:=SUM([.D15:.O15])" office:value-type="float" office:value="0" calcext:value-type="float">
              <text:p>$0</text:p>
            </table:table-cell>
            <table:table-cell table:style-name="ce48" table:formula="of:=IFERROR(AVERAGE([.D15:.O15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Refunds</text:p>
            </table:table-cell>
            <table:table-cell table:style-name="ce43" table:number-columns-repeated="12"/>
            <table:table-cell table:style-name="ce48" table:formula="of:=SUM([.D16:.O16])" office:value-type="float" office:value="0" calcext:value-type="float">
              <text:p>$0</text:p>
            </table:table-cell>
            <table:table-cell table:style-name="ce48" table:formula="of:=IFERROR(AVERAGE([.D16:.O16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  <table:table-row table:style-name="ro10">
            <table:table-cell table:style-name="ce31"/>
            <table:table-cell table:style-name="ce34"/>
            <table:table-cell table:style-name="ce38" office:value-type="string" calcext:value-type="string">
              <text:p>Other</text:p>
            </table:table-cell>
            <table:table-cell table:style-name="ce43" table:number-columns-repeated="12"/>
            <table:table-cell table:style-name="ce48" table:formula="of:=SUM([.D17:.O17])" office:value-type="float" office:value="0" calcext:value-type="float">
              <text:p>$0</text:p>
            </table:table-cell>
            <table:table-cell table:style-name="ce48" table:formula="of:=IFERROR(AVERAGE([.D17:.O17]);0)" office:value-type="float" office:value="0" calcext:value-type="float">
              <text:p>$0</text:p>
            </table:table-cell>
            <table:table-cell table:style-name="ce54"/>
            <table:table-cell table:number-columns-repeated="1006"/>
          </table:table-row>
        </table:table-row-group>
        <table:table-row table:style-name="ro10">
          <table:table-cell table:style-name="ce31"/>
          <table:table-cell table:style-name="ce34"/>
          <table:table-cell table:style-name="ce38"/>
          <table:table-cell table:style-name="ce43" table:number-columns-repeated="12"/>
          <table:table-cell table:style-name="ce48" table:number-columns-repeated="2"/>
          <table:table-cell table:style-name="ce54"/>
          <table:table-cell table:number-columns-repeated="1006"/>
        </table:table-row>
        <table:table-row table:style-name="ro10" table:visibility="collapse">
          <table:table-cell table:style-name="ce30"/>
          <table:table-cell table:style-name="ce33"/>
          <table:table-cell table:style-name="ce38"/>
          <table:table-cell table:style-name="ce43" table:number-columns-repeated="12"/>
          <table:table-cell table:style-name="ce49" table:number-columns-repeated="2"/>
          <table:table-cell table:style-name="ce54"/>
          <table:table-cell table:number-columns-repeated="1006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ummary" table:style-name="ta4">
        <table:table-column table:style-name="co1" table:default-cell-style-name="Default"/>
        <table:table-column table:style-name="co1" table:visibility="collapse" table:default-cell-style-name="Default"/>
        <table:table-column table:style-name="co5" table:default-cell-style-name="Default"/>
        <table:table-column table:style-name="co14" table:number-columns-repeated="1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" table:default-cell-style-name="Default"/>
        <table:table-column table:style-name="co5" table:number-columns-repeated="1006" table:default-cell-style-name="Default"/>
        <table:table-row table:style-name="ro1">
          <table:table-cell table:style-name="ce55"/>
          <table:table-cell table:style-name="ce62"/>
          <table:table-cell table:style-name="ce70" table:number-columns-repeated="11"/>
          <table:table-cell table:style-name="ce123" table:number-columns-repeated="2"/>
          <table:table-cell table:style-name="ce127" table:number-columns-repeated="2"/>
          <table:table-cell table:style-name="ce123"/>
          <table:table-cell table:number-columns-repeated="1006"/>
        </table:table-row>
        <table:table-row table:style-name="ro3">
          <table:table-cell table:style-name="ce56"/>
          <table:table-cell table:style-name="ce63"/>
          <table:table-cell table:style-name="ce56" table:number-columns-repeated="11"/>
          <table:table-cell table:style-name="ce124" table:number-columns-repeated="2"/>
          <table:table-cell table:style-name="ce128" table:number-columns-repeated="2"/>
          <table:table-cell table:style-name="ce124"/>
          <table:table-cell table:number-columns-repeated="1006"/>
        </table:table-row>
        <table:table-row table:style-name="ro9">
          <table:table-cell table:style-name="ce57"/>
          <table:table-cell table:style-name="ce64"/>
          <table:table-cell table:style-name="ce71" office:value-type="string" calcext:value-type="string">
            <text:p>ABOUT THIS SHEET</text:p>
          </table:table-cell>
          <table:table-cell table:style-name="ce90" table:number-columns-repeated="5"/>
          <table:table-cell table:style-name="ce117"/>
          <table:table-cell table:style-name="ce90"/>
          <table:table-cell table:style-name="ce119" office:value-type="string" calcext:value-type="string">
            <text:p>NOTE</text:p>
          </table:table-cell>
          <table:table-cell table:style-name="ce122" table:number-columns-repeated="2"/>
          <table:table-cell table:style-name="ce75" table:number-columns-repeated="2"/>
          <table:table-cell table:style-name="ce129" table:number-columns-repeated="2"/>
          <table:table-cell table:style-name="ce75"/>
          <table:table-cell table:number-columns-repeated="1006"/>
        </table:table-row>
        <table:table-row table:style-name="ro6">
          <table:table-cell table:style-name="ce57"/>
          <table:table-cell table:style-name="ce64"/>
          <table:table-cell table:style-name="ce72" office:value-type="string" calcext:value-type="string">
            <text:p>This sheet generates a summary of your spending based on data in the 'Expenses' and 'Income' tabs.</text:p>
          </table:table-cell>
          <table:table-cell table:style-name="ce91" table:number-columns-repeated="7"/>
          <table:table-cell table:style-name="ce120" office:value-type="string" calcext:value-type="string" table:number-columns-spanned="3" table:number-rows-spanned="1">
            <text:p>Please don't edit this sheet.</text:p>
          </table:table-cell>
          <table:covered-table-cell table:number-columns-repeated="2"/>
          <table:table-cell table:style-name="ce125"/>
          <table:table-cell table:style-name="ce75"/>
          <table:table-cell table:style-name="ce129" table:number-columns-repeated="2"/>
          <table:table-cell table:style-name="ce75"/>
          <table:table-cell table:number-columns-repeated="1006"/>
        </table:table-row>
        <table:table-row table:style-name="ro9">
          <table:table-cell table:style-name="ce57"/>
          <table:table-cell table:style-name="ce64"/>
          <table:table-cell table:style-name="ce73" office:value-type="string" calcext:value-type="string">
            <text:p>Make sure you've set a starting balance in the 'Setup' tab before beginning.</text:p>
          </table:table-cell>
          <table:table-cell table:style-name="ce92"/>
          <table:table-cell table:style-name="ce106" table:number-columns-repeated="4"/>
          <table:table-cell table:style-name="ce118"/>
          <table:table-cell table:style-name="ce106"/>
          <table:table-cell table:style-name="ce121" office:value-type="string" calcext:value-type="string">
            <text:p>It contains formulas and will update automatically.</text:p>
          </table:table-cell>
          <table:table-cell table:style-name="ce106" table:number-columns-repeated="2"/>
          <table:table-cell table:style-name="ce126" table:number-columns-repeated="2"/>
          <table:table-cell table:style-name="ce130" table:number-columns-repeated="2"/>
          <table:table-cell table:style-name="ce126"/>
          <table:table-cell table:number-columns-repeated="1006"/>
        </table:table-row>
        <table:table-row table:style-name="ro3">
          <table:table-cell table:style-name="ce58"/>
          <table:table-cell table:style-name="ce65"/>
          <table:table-cell table:style-name="ce58" table:number-columns-repeated="13"/>
          <table:table-cell table:style-name="ce131" table:number-columns-repeated="2"/>
          <table:table-cell table:style-name="ce58"/>
          <table:table-cell table:number-columns-repeated="1006"/>
        </table:table-row>
        <table:table-row table:style-name="ro6">
          <table:table-cell table:style-name="ce57"/>
          <table:table-cell table:style-name="ce64"/>
          <table:table-cell table:style-name="ce74">
            <draw:frame table:end-cell-address="Summary.S19" table:end-x="41.16pt" table:end-y="14.97pt" draw:z-index="0" draw:name="Chart 1" draw:style-name="gr1" draw:text-style-name="P1" svg:width="939.71pt" svg:height="226.46pt" svg:x="1.5pt" svg:y="4.51pt">
              <draw:object draw:notify-on-update-of-ranges="Summary.D22:Summary.O22 Summary.C26:Summary.C26 Summary.D26:Summary.O26 Summary.C23:Summary.C23 Summary.D23:Summary.O23 Summary.C24:Summary.C24 Summary.D24:Summary.O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74" table:number-columns-repeated="12"/>
          <table:table-cell table:style-name="ce132" table:number-columns-repeated="2"/>
          <table:table-cell table:style-name="ce75"/>
          <table:table-cell table:number-columns-repeated="1006"/>
        </table:table-row>
        <table:table-row table:style-name="ro6" table:number-rows-repeated="12">
          <table:table-cell table:style-name="ce57"/>
          <table:table-cell table:style-name="ce64"/>
          <table:table-cell table:style-name="ce74" table:number-columns-repeated="13"/>
          <table:table-cell table:style-name="ce132" table:number-columns-repeated="2"/>
          <table:table-cell table:style-name="ce75"/>
          <table:table-cell table:number-columns-repeated="1006"/>
        </table:table-row>
        <table:table-row table:style-name="ro3">
          <table:table-cell table:style-name="ce57"/>
          <table:table-cell table:style-name="ce64"/>
          <table:table-cell table:style-name="ce75" table:number-columns-repeated="13"/>
          <table:table-cell table:style-name="ce129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6" office:value-type="string" calcext:value-type="string">
            <text:p>Summary</text:p>
          </table:table-cell>
          <table:table-cell table:style-name="ce84"/>
          <table:table-cell table:style-name="ce107" table:number-columns-repeated="11"/>
          <table:table-cell table:style-name="ce133" table:number-columns-repeated="2"/>
          <table:table-cell table:style-name="ce107"/>
          <table:table-cell table:number-columns-repeated="1006"/>
        </table:table-row>
        <table:table-row table:style-name="ro10">
          <table:table-cell table:style-name="ce59"/>
          <table:table-cell table:style-name="ce66"/>
          <table:table-cell table:style-name="ce77"/>
          <table:table-cell table:style-name="ce93" table:formula="of:=[$Expenses.D2]" office:value-type="date" office:date-value="2016-01-01" calcext:value-type="date">
            <text:p>Jan</text:p>
          </table:table-cell>
          <table:table-cell table:style-name="ce93" table:formula="of:=[$Expenses.E2]" office:value-type="date" office:date-value="2016-02-01" calcext:value-type="date">
            <text:p>Feb</text:p>
          </table:table-cell>
          <table:table-cell table:style-name="ce93" table:formula="of:=[$Expenses.F2]" office:value-type="date" office:date-value="2016-03-01" calcext:value-type="date">
            <text:p>Mar</text:p>
          </table:table-cell>
          <table:table-cell table:style-name="ce93" table:formula="of:=[$Expenses.G2]" office:value-type="date" office:date-value="2016-04-01" calcext:value-type="date">
            <text:p>Apr</text:p>
          </table:table-cell>
          <table:table-cell table:style-name="ce93" table:formula="of:=[$Expenses.H2]" office:value-type="date" office:date-value="2016-05-01" calcext:value-type="date">
            <text:p>May</text:p>
          </table:table-cell>
          <table:table-cell table:style-name="ce93" table:formula="of:=[$Expenses.I2]" office:value-type="date" office:date-value="2016-06-01" calcext:value-type="date">
            <text:p>Jun</text:p>
          </table:table-cell>
          <table:table-cell table:style-name="ce93" table:formula="of:=[$Expenses.J2]" office:value-type="date" office:date-value="2016-07-01" calcext:value-type="date">
            <text:p>Jul</text:p>
          </table:table-cell>
          <table:table-cell table:style-name="ce93" table:formula="of:=[$Expenses.K2]" office:value-type="date" office:date-value="2016-08-01" calcext:value-type="date">
            <text:p>Aug</text:p>
          </table:table-cell>
          <table:table-cell table:style-name="ce93" table:formula="of:=[$Expenses.L2]" office:value-type="date" office:date-value="2016-09-01" calcext:value-type="date">
            <text:p>Sep</text:p>
          </table:table-cell>
          <table:table-cell table:style-name="ce93" table:formula="of:=[$Expenses.M2]" office:value-type="date" office:date-value="2016-10-01" calcext:value-type="date">
            <text:p>Oct</text:p>
          </table:table-cell>
          <table:table-cell table:style-name="ce93" table:formula="of:=[$Expenses.N2]" office:value-type="date" office:date-value="2016-11-01" calcext:value-type="date">
            <text:p>Nov</text:p>
          </table:table-cell>
          <table:table-cell table:style-name="ce93" table:formula="of:=[$Expenses.O2]" office:value-type="date" office:date-value="2016-12-01" calcext:value-type="date">
            <text:p>Dec</text:p>
          </table:table-cell>
          <table:table-cell table:style-name="ce134" office:value-type="string" calcext:value-type="string">
            <text:p>Total</text:p>
          </table:table-cell>
          <table:table-cell table:style-name="ce134" office:value-type="string" calcext:value-type="string">
            <text:p>Average</text:p>
          </table:table-cell>
          <table:table-cell table:style-name="ce147"/>
          <table:table-cell table:number-columns-repeated="1006"/>
        </table:table-row>
        <table:table-row table:style-name="ro9">
          <table:table-cell table:style-name="ce57"/>
          <table:table-cell table:style-name="ce64"/>
          <table:table-cell table:style-name="ce78" office:value-type="string" calcext:value-type="string">
            <text:p>Income</text:p>
          </table:table-cell>
          <table:table-cell table:style-name="ce94" table:formula="of:=SUM([.D31:.D41])" office:value-type="string" office:string-value="" calcext:value-type="error">
            <text:p>Err:511</text:p>
          </table:table-cell>
          <table:table-cell table:style-name="ce94" table:formula="of:=SUM([.E31:.E41])" office:value-type="float" office:value="0" calcext:value-type="float">
            <text:p>$0</text:p>
          </table:table-cell>
          <table:table-cell table:style-name="ce94" table:formula="of:=SUM([.F31:.F41])" office:value-type="float" office:value="0" calcext:value-type="float">
            <text:p>$0</text:p>
          </table:table-cell>
          <table:table-cell table:style-name="ce94" table:formula="of:=SUM([.G31:.G41])" office:value-type="float" office:value="0" calcext:value-type="float">
            <text:p>$0</text:p>
          </table:table-cell>
          <table:table-cell table:style-name="ce94" table:formula="of:=SUM([.H31:.H41])" office:value-type="float" office:value="0" calcext:value-type="float">
            <text:p>$0</text:p>
          </table:table-cell>
          <table:table-cell table:style-name="ce94" table:formula="of:=SUM([.I31:.I41])" office:value-type="float" office:value="0" calcext:value-type="float">
            <text:p>$0</text:p>
          </table:table-cell>
          <table:table-cell table:style-name="ce94" table:formula="of:=SUM([.J31:.J41])" office:value-type="float" office:value="0" calcext:value-type="float">
            <text:p>$0</text:p>
          </table:table-cell>
          <table:table-cell table:style-name="ce94" table:formula="of:=SUM([.K31:.K41])" office:value-type="float" office:value="0" calcext:value-type="float">
            <text:p>$0</text:p>
          </table:table-cell>
          <table:table-cell table:style-name="ce94" table:formula="of:=SUM([.L31:.L41])" office:value-type="float" office:value="0" calcext:value-type="float">
            <text:p>$0</text:p>
          </table:table-cell>
          <table:table-cell table:style-name="ce94" table:formula="of:=SUM([.M31:.M41])" office:value-type="float" office:value="0" calcext:value-type="float">
            <text:p>$0</text:p>
          </table:table-cell>
          <table:table-cell table:style-name="ce94" table:formula="of:=SUM([.N31:.N41])" office:value-type="float" office:value="0" calcext:value-type="float">
            <text:p>$0</text:p>
          </table:table-cell>
          <table:table-cell table:style-name="ce94" table:formula="of:=SUM([.O31:.O41])" office:value-type="float" office:value="0" calcext:value-type="float">
            <text:p>$0</text:p>
          </table:table-cell>
          <table:table-cell table:style-name="ce135" table:formula="of:=SUM([.D23:.O23])" office:value-type="string" office:string-value="" calcext:value-type="error">
            <text:p>Err:511</text:p>
          </table:table-cell>
          <table:table-cell table:style-name="ce135" table:formula="of:=IFERROR(AVERAGEIF([.D23:.O23]; &quot;&gt;0&quot;; [.D23:.O23]); 0)" office:value-type="float" office:value="0" calcext:value-type="float">
            <text:p>$0</text:p>
          </table:table-cell>
          <table:table-cell table:style-name="ce98"/>
          <table:table-cell table:number-columns-repeated="1006"/>
        </table:table-row>
        <table:table-row table:style-name="ro11">
          <table:table-cell table:style-name="ce60"/>
          <table:table-cell table:style-name="ce67"/>
          <table:table-cell table:style-name="ce79" office:value-type="string" calcext:value-type="string">
            <text:p>Expenses</text:p>
          </table:table-cell>
          <table:table-cell table:style-name="ce95" table:formula="of:=SUM([.D44:.D58])" office:value-type="string" office:string-value="" calcext:value-type="error">
            <text:p>Err:511</text:p>
          </table:table-cell>
          <table:table-cell table:style-name="ce95" table:formula="of:=SUM([.E44:.E58])" office:value-type="float" office:value="0" calcext:value-type="float">
            <text:p>$0</text:p>
          </table:table-cell>
          <table:table-cell table:style-name="ce95" table:formula="of:=SUM([.F44:.F58])" office:value-type="float" office:value="0" calcext:value-type="float">
            <text:p>$0</text:p>
          </table:table-cell>
          <table:table-cell table:style-name="ce95" table:formula="of:=SUM([.G44:.G58])" office:value-type="float" office:value="0" calcext:value-type="float">
            <text:p>$0</text:p>
          </table:table-cell>
          <table:table-cell table:style-name="ce95" table:formula="of:=SUM([.H44:.H58])" office:value-type="float" office:value="0" calcext:value-type="float">
            <text:p>$0</text:p>
          </table:table-cell>
          <table:table-cell table:style-name="ce95" table:formula="of:=SUM([.I44:.I58])" office:value-type="float" office:value="0" calcext:value-type="float">
            <text:p>$0</text:p>
          </table:table-cell>
          <table:table-cell table:style-name="ce95" table:formula="of:=SUM([.J44:.J58])" office:value-type="float" office:value="0" calcext:value-type="float">
            <text:p>$0</text:p>
          </table:table-cell>
          <table:table-cell table:style-name="ce95" table:formula="of:=SUM([.K44:.K58])" office:value-type="float" office:value="0" calcext:value-type="float">
            <text:p>$0</text:p>
          </table:table-cell>
          <table:table-cell table:style-name="ce95" table:formula="of:=SUM([.L44:.L58])" office:value-type="float" office:value="0" calcext:value-type="float">
            <text:p>$0</text:p>
          </table:table-cell>
          <table:table-cell table:style-name="ce95" table:formula="of:=SUM([.M44:.M58])" office:value-type="float" office:value="0" calcext:value-type="float">
            <text:p>$0</text:p>
          </table:table-cell>
          <table:table-cell table:style-name="ce95" table:formula="of:=SUM([.N44:.N58])" office:value-type="float" office:value="0" calcext:value-type="float">
            <text:p>$0</text:p>
          </table:table-cell>
          <table:table-cell table:style-name="ce95" table:formula="of:=SUM([.O44:.O58])" office:value-type="float" office:value="0" calcext:value-type="float">
            <text:p>$0</text:p>
          </table:table-cell>
          <table:table-cell table:style-name="ce136" table:formula="of:=SUM([.D24:.O24])" office:value-type="string" office:string-value="" calcext:value-type="error">
            <text:p>Err:511</text:p>
          </table:table-cell>
          <table:table-cell table:style-name="ce146" table:formula="of:=IFERROR(AVERAGEIF([.D24:.O24]; &quot;&gt;0&quot;; [.D24:.O24]); 0)" office:value-type="float" office:value="0" calcext:value-type="float">
            <text:p>$0</text:p>
          </table:table-cell>
          <table:table-cell table:style-name="ce148"/>
          <table:table-cell table:number-columns-repeated="1006"/>
        </table:table-row>
        <table:table-row table:style-name="ro11">
          <table:table-cell table:style-name="ce61"/>
          <table:table-cell table:style-name="ce68"/>
          <table:table-cell table:style-name="ce80" office:value-type="string" calcext:value-type="string">
            <office:annotation draw:style-name="gr2" draw:text-style-name="P3" svg:width="224.99pt" svg:height="35.97pt" svg:x="109.9pt" svg:y="508.51pt" draw:caption-point-x="-11.54pt" draw:caption-point-y="-28.23pt">
              <dc:date>2022-12-30T00:00:00</dc:date>
              <text:p text:style-name="P2">Total of Income - Expenses</text:p>
            </office:annotation>
            <text:p>Net savings</text:p>
          </table:table-cell>
          <table:table-cell table:style-name="ce96" table:formula="of:=[.D23]-[.D24]" office:value-type="string" office:string-value="" calcext:value-type="error">
            <text:p>Err:511</text:p>
          </table:table-cell>
          <table:table-cell table:style-name="ce96" table:formula="of:=[.E23]-[.E24]" office:value-type="float" office:value="0" calcext:value-type="float">
            <text:p>$0</text:p>
          </table:table-cell>
          <table:table-cell table:style-name="ce96" table:formula="of:=[.F23]-[.F24]" office:value-type="float" office:value="0" calcext:value-type="float">
            <text:p>$0</text:p>
          </table:table-cell>
          <table:table-cell table:style-name="ce96" table:formula="of:=[.G23]-[.G24]" office:value-type="float" office:value="0" calcext:value-type="float">
            <text:p>$0</text:p>
          </table:table-cell>
          <table:table-cell table:style-name="ce96" table:formula="of:=[.H23]-[.H24]" office:value-type="float" office:value="0" calcext:value-type="float">
            <text:p>$0</text:p>
          </table:table-cell>
          <table:table-cell table:style-name="ce96" table:formula="of:=[.I23]-[.I24]" office:value-type="float" office:value="0" calcext:value-type="float">
            <text:p>$0</text:p>
          </table:table-cell>
          <table:table-cell table:style-name="ce96" table:formula="of:=[.J23]-[.J24]" office:value-type="float" office:value="0" calcext:value-type="float">
            <text:p>$0</text:p>
          </table:table-cell>
          <table:table-cell table:style-name="ce96" table:formula="of:=[.K23]-[.K24]" office:value-type="float" office:value="0" calcext:value-type="float">
            <text:p>$0</text:p>
          </table:table-cell>
          <table:table-cell table:style-name="ce96" table:formula="of:=[.L23]-[.L24]" office:value-type="float" office:value="0" calcext:value-type="float">
            <text:p>$0</text:p>
          </table:table-cell>
          <table:table-cell table:style-name="ce96" table:formula="of:=[.M23]-[.M24]" office:value-type="float" office:value="0" calcext:value-type="float">
            <text:p>$0</text:p>
          </table:table-cell>
          <table:table-cell table:style-name="ce96" table:formula="of:=[.N23]-[.N24]" office:value-type="float" office:value="0" calcext:value-type="float">
            <text:p>$0</text:p>
          </table:table-cell>
          <table:table-cell table:style-name="ce96" table:formula="of:=[.O23]-[.O24]" office:value-type="float" office:value="0" calcext:value-type="float">
            <text:p>$0</text:p>
          </table:table-cell>
          <table:table-cell table:style-name="ce137" table:formula="of:=SUM([.D25:.O25])" office:value-type="string" office:string-value="" calcext:value-type="error">
            <text:p>Err:511</text:p>
          </table:table-cell>
          <table:table-cell table:style-name="ce137" table:formula="of:=IFERROR(AVERAGEIF([.D25:.O25]; &quot;&gt;0&quot;; [.D25:.O25]); 0)" office:value-type="float" office:value="0" calcext:value-type="float">
            <text:p>$0</text:p>
          </table:table-cell>
          <table:table-cell table:style-name="ce149"/>
          <table:table-cell table:number-columns-repeated="1006"/>
        </table:table-row>
        <table:table-row table:style-name="ro11">
          <table:table-cell table:style-name="ce57"/>
          <table:table-cell table:style-name="ce64"/>
          <table:table-cell table:style-name="ce81" office:value-type="string" calcext:value-type="string">
            <office:annotation draw:style-name="gr3" draw:text-style-name="P3" svg:width="224.99pt" svg:height="34.47pt" svg:x="109.9pt" svg:y="529.51pt" draw:caption-point-x="-11.54pt" draw:caption-point-y="-28.23pt">
              <dc:date>2022-12-30T00:00:00</dc:date>
              <text:p text:style-name="P2">This total includes the 'Starting Balance' from the 'Setup' tab.</text:p>
            </office:annotation>
            <text:p>Ending balance</text:p>
          </table:table-cell>
          <table:table-cell table:style-name="ce97" table:formula="of:=(StartingBalance+[.D23])-[.D24]" office:value-type="string" office:string-value="" calcext:value-type="error">
            <text:p>Err:511</text:p>
          </table:table-cell>
          <table:table-cell table:style-name="ce97" table:formula="of:=([.D26]+[.E23])-[.E24]" office:value-type="string" office:string-value="" calcext:value-type="error">
            <text:p>Err:511</text:p>
          </table:table-cell>
          <table:table-cell table:style-name="ce97" table:formula="of:=([.E26]+[.F23])-[.F24]" office:value-type="string" office:string-value="" calcext:value-type="error">
            <text:p>Err:511</text:p>
          </table:table-cell>
          <table:table-cell table:style-name="ce97" table:formula="of:=([.F26]+[.G23])-[.G24]" office:value-type="string" office:string-value="" calcext:value-type="error">
            <text:p>Err:511</text:p>
          </table:table-cell>
          <table:table-cell table:style-name="ce97" table:formula="of:=([.G26]+[.H23])-[.H24]" office:value-type="string" office:string-value="" calcext:value-type="error">
            <text:p>Err:511</text:p>
          </table:table-cell>
          <table:table-cell table:style-name="ce97" table:formula="of:=([.H26]+[.I23])-[.I24]" office:value-type="string" office:string-value="" calcext:value-type="error">
            <text:p>Err:511</text:p>
          </table:table-cell>
          <table:table-cell table:style-name="ce97" table:formula="of:=([.I26]+[.J23])-[.J24]" office:value-type="string" office:string-value="" calcext:value-type="error">
            <text:p>Err:511</text:p>
          </table:table-cell>
          <table:table-cell table:style-name="ce97" table:formula="of:=([.J26]+[.K23])-[.K24]" office:value-type="string" office:string-value="" calcext:value-type="error">
            <text:p>Err:511</text:p>
          </table:table-cell>
          <table:table-cell table:style-name="ce97" table:formula="of:=([.K26]+[.L23])-[.L24]" office:value-type="string" office:string-value="" calcext:value-type="error">
            <text:p>Err:511</text:p>
          </table:table-cell>
          <table:table-cell table:style-name="ce97" table:formula="of:=([.L26]+[.M23])-[.M24]" office:value-type="string" office:string-value="" calcext:value-type="error">
            <text:p>Err:511</text:p>
          </table:table-cell>
          <table:table-cell table:style-name="ce97" table:formula="of:=([.M26]+[.N23])-[.N24]" office:value-type="string" office:string-value="" calcext:value-type="error">
            <text:p>Err:511</text:p>
          </table:table-cell>
          <table:table-cell table:style-name="ce97" table:formula="of:=([.N26]+[.O23])-[.O24]" office:value-type="string" office:string-value="" calcext:value-type="error">
            <text:p>Err:511</text:p>
          </table:table-cell>
          <table:table-cell table:style-name="ce138"/>
          <table:table-cell table:style-name="ce143" table:formula="of:=IFERROR(AVERAGEIF([.D26:.O26]; &quot;&gt;0&quot;; [.D26:.O26]))" office:value-type="string" office:string-value="" calcext:value-type="error">
            <text:p>Err:511</text:p>
          </table:table-cell>
          <table:table-cell table:style-name="ce98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98" table:number-columns-repeated="12"/>
          <table:table-cell table:style-name="ce139" table:number-columns-repeated="2"/>
          <table:table-cell table:style-name="ce98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99" table:number-columns-repeated="12"/>
          <table:table-cell table:style-name="ce140" table:number-columns-repeated="2"/>
          <table:table-cell table:style-name="ce99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6" office:value-type="string" calcext:value-type="string">
            <text:p>Income</text:p>
          </table:table-cell>
          <table:table-cell table:style-name="ce100"/>
          <table:table-cell table:style-name="ce108" table:number-columns-repeated="5"/>
          <table:table-cell table:style-name="ce110"/>
          <table:table-cell table:style-name="ce99" table:number-columns-repeated="5"/>
          <table:table-cell table:style-name="ce140" table:number-columns-repeated="2"/>
          <table:table-cell table:style-name="ce99"/>
          <table:table-cell table:number-columns-repeated="1006"/>
        </table:table-row>
        <table:table-row table:style-name="ro10">
          <table:table-cell table:style-name="ce59"/>
          <table:table-cell table:style-name="ce66" office:value-type="string" calcext:value-type="string">
            <text:p>Row #</text:p>
          </table:table-cell>
          <table:table-cell table:style-name="ce77" table:formula="of:=IFERROR(__xludf.dummyfunction(&quot;unique(Income!A:A)&quot;);&quot;&quot;)">
            <text:p/>
          </table:table-cell>
          <table:table-cell table:style-name="ce93" table:formula="of:=[$Expenses.D2]" office:value-type="date" office:date-value="2016-01-01" calcext:value-type="date">
            <text:p>Jan</text:p>
          </table:table-cell>
          <table:table-cell table:style-name="ce93" table:formula="of:=[$Expenses.E2]" office:value-type="date" office:date-value="2016-02-01" calcext:value-type="date">
            <text:p>Feb</text:p>
          </table:table-cell>
          <table:table-cell table:style-name="ce93" table:formula="of:=[$Expenses.F2]" office:value-type="date" office:date-value="2016-03-01" calcext:value-type="date">
            <text:p>Mar</text:p>
          </table:table-cell>
          <table:table-cell table:style-name="ce93" table:formula="of:=[$Expenses.G2]" office:value-type="date" office:date-value="2016-04-01" calcext:value-type="date">
            <text:p>Apr</text:p>
          </table:table-cell>
          <table:table-cell table:style-name="ce93" table:formula="of:=[$Expenses.H2]" office:value-type="date" office:date-value="2016-05-01" calcext:value-type="date">
            <text:p>May</text:p>
          </table:table-cell>
          <table:table-cell table:style-name="ce93" table:formula="of:=[$Expenses.I2]" office:value-type="date" office:date-value="2016-06-01" calcext:value-type="date">
            <text:p>Jun</text:p>
          </table:table-cell>
          <table:table-cell table:style-name="ce93" table:formula="of:=[$Expenses.J2]" office:value-type="date" office:date-value="2016-07-01" calcext:value-type="date">
            <text:p>Jul</text:p>
          </table:table-cell>
          <table:table-cell table:style-name="ce93" table:formula="of:=[$Expenses.K2]" office:value-type="date" office:date-value="2016-08-01" calcext:value-type="date">
            <text:p>Aug</text:p>
          </table:table-cell>
          <table:table-cell table:style-name="ce93" table:formula="of:=[$Expenses.L2]" office:value-type="date" office:date-value="2016-09-01" calcext:value-type="date">
            <text:p>Sep</text:p>
          </table:table-cell>
          <table:table-cell table:style-name="ce93" table:formula="of:=[$Expenses.M2]" office:value-type="date" office:date-value="2016-10-01" calcext:value-type="date">
            <text:p>Oct</text:p>
          </table:table-cell>
          <table:table-cell table:style-name="ce93" table:formula="of:=[$Expenses.N2]" office:value-type="date" office:date-value="2016-11-01" calcext:value-type="date">
            <text:p>Nov</text:p>
          </table:table-cell>
          <table:table-cell table:style-name="ce93" table:formula="of:=[$Expenses.O2]" office:value-type="date" office:date-value="2016-12-01" calcext:value-type="date">
            <text:p>Dec</text:p>
          </table:table-cell>
          <table:table-cell table:style-name="ce134" office:value-type="string" calcext:value-type="string">
            <text:p>Total</text:p>
          </table:table-cell>
          <table:table-cell table:style-name="ce134" office:value-type="string" calcext:value-type="string">
            <text:p>Average</text:p>
          </table:table-cell>
          <table:table-cell table:style-name="ce147"/>
          <table:table-cell table:number-columns-repeated="1006"/>
        </table:table-row>
        <table:table-row table:style-name="ro10">
          <table:table-cell table:style-name="ce57"/>
          <table:table-cell table:style-name="ce69" table:number-matrix-columns-spanned="1" table:number-matrix-rows-spanned="10" table:formula="of:=IFERROR(MATCH([.C31:.C40];[$Income.A$1:.A$1048576];0))" office:value-type="string" office:string-value="" calcext:value-type="error">
            <text:p>Err:511</text:p>
          </table:table-cell>
          <table:table-cell table:style-name="ce82" table:formula="of:=IFERROR(__xludf.dummyfunction(&quot;&quot;&quot;COMPUTED_VALUE&quot;&quot;&quot;);&quot;Wages&quot;)" office:value-type="string" office:string-value="Wages" calcext:value-type="string">
            <text:p>Wages</text:p>
          </table:table-cell>
          <table:table-cell table:style-name="ce101" table:formula="of:=IF(NOT(ISBLANK([.B31])); INDIRECT(&quot;Income!D&quot;&amp;[.B31]&amp;&quot;:Q&quot;&amp;[.B31]);&quot;&quot;)" office:value-type="string" office:string-value="" calcext:value-type="error">
            <text:p>Err:511</text:p>
          </table:table-cell>
          <table:table-cell table:number-columns-repeated="11" table:style-name="ce101" office:value-type="float" office:value="0" calcext:value-type="float">
            <text:p>$0</text:p>
          </table:table-cell>
          <table:table-cell table:number-columns-repeated="2" table:style-name="ce135" office:value-type="float" office:value="0" calcext:value-type="float">
            <text:p>$0</text:p>
          </table:table-cell>
          <table:table-cell table:style-name="ce150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3" table:formula="of:=IFERROR(__xludf.dummyfunction(&quot;&quot;&quot;COMPUTED_VALUE&quot;&quot;&quot;);&quot;Other&quot;)" office:value-type="string" office:string-value="Other" calcext:value-type="string">
            <text:p>Other</text:p>
          </table:table-cell>
          <table:table-cell table:style-name="ce101" table:formula="of:=IF(NOT(ISBLANK([.B32])); INDIRECT(&quot;Income!D&quot;&amp;[.B32]&amp;&quot;:Q&quot;&amp;[.B32]);&quot;&quot;)" office:value-type="string" office:string-value="" calcext:value-type="error">
            <text:p>Err:511</text:p>
          </table:table-cell>
          <table:table-cell table:number-columns-repeated="11" table:style-name="ce101" office:value-type="float" office:value="0" calcext:value-type="float">
            <text:p>$0</text:p>
          </table:table-cell>
          <table:table-cell table:number-columns-repeated="2" table:style-name="ce135" office:value-type="float" office:value="0" calcext:value-type="float">
            <text:p>$0</text:p>
          </table:table-cell>
          <table:table-cell table:style-name="ce150"/>
          <table:table-cell table:number-columns-repeated="1006"/>
        </table:table-row>
        <table:table-row table:style-name="ro12">
          <table:table-cell table:style-name="ce57"/>
          <table:table-cell table:style-name="ce64" office:value-type="string" office:string-value="" calcext:value-type="error">
            <text:p>Err:511</text:p>
          </table:table-cell>
          <table:table-cell table:style-name="ce83"/>
          <table:table-cell table:style-name="ce101" table:formula="of:=IF(NOT(ISBLANK([.B33])); INDIRECT(&quot;Income!D&quot;&amp;[.B33]&amp;&quot;:Q&quot;&amp;[.B33]);&quot;&quot;)" office:value-type="string" office:string-value="" calcext:value-type="error">
            <text:p>Err:511</text:p>
          </table:table-cell>
          <table:table-cell table:style-name="ce101" table:number-columns-repeated="11"/>
          <table:table-cell table:style-name="ce135" table:number-columns-repeated="2"/>
          <table:table-cell table:style-name="ce98"/>
          <table:table-cell table:number-columns-repeated="1006"/>
        </table:table-row>
        <table:table-row table:style-name="ro12">
          <table:table-cell table:style-name="ce57"/>
          <table:table-cell table:style-name="ce64" office:value-type="string" office:string-value="" calcext:value-type="error">
            <text:p>Err:511</text:p>
          </table:table-cell>
          <table:table-cell table:style-name="ce83"/>
          <table:table-cell table:style-name="ce101" table:formula="of:=IF(NOT(ISBLANK([.B34])); INDIRECT(&quot;Income!D&quot;&amp;[.B34]&amp;&quot;:Q&quot;&amp;[.B34]);&quot;&quot;)" office:value-type="string" office:string-value="" calcext:value-type="error">
            <text:p>Err:511</text:p>
          </table:table-cell>
          <table:table-cell table:style-name="ce101" table:number-columns-repeated="11"/>
          <table:table-cell table:style-name="ce135" table:number-columns-repeated="2"/>
          <table:table-cell table:style-name="ce98"/>
          <table:table-cell table:number-columns-repeated="1006"/>
        </table:table-row>
        <table:table-row table:style-name="ro12">
          <table:table-cell table:style-name="ce57"/>
          <table:table-cell table:style-name="ce64" office:value-type="string" office:string-value="" calcext:value-type="error">
            <text:p>Err:511</text:p>
          </table:table-cell>
          <table:table-cell table:style-name="ce83"/>
          <table:table-cell table:style-name="ce101" table:formula="of:=IF(NOT(ISBLANK([.B35])); INDIRECT(&quot;Income!D&quot;&amp;[.B35]&amp;&quot;:Q&quot;&amp;[.B35]);&quot;&quot;)" office:value-type="string" office:string-value="" calcext:value-type="error">
            <text:p>Err:511</text:p>
          </table:table-cell>
          <table:table-cell table:style-name="ce101" table:number-columns-repeated="11"/>
          <table:table-cell table:style-name="ce135" table:number-columns-repeated="2"/>
          <table:table-cell table:style-name="ce98"/>
          <table:table-cell table:number-columns-repeated="1006"/>
        </table:table-row>
        <table:table-row table:style-name="ro12">
          <table:table-cell table:style-name="ce57"/>
          <table:table-cell table:style-name="ce64" office:value-type="string" office:string-value="" calcext:value-type="error">
            <text:p>Err:511</text:p>
          </table:table-cell>
          <table:table-cell table:style-name="ce83"/>
          <table:table-cell table:style-name="ce101" table:formula="of:=IF(NOT(ISBLANK([.B36])); INDIRECT(&quot;Income!D&quot;&amp;[.B36]&amp;&quot;:Q&quot;&amp;[.B36]);&quot;&quot;)" office:value-type="string" office:string-value="" calcext:value-type="error">
            <text:p>Err:511</text:p>
          </table:table-cell>
          <table:table-cell table:style-name="ce101" table:number-columns-repeated="11"/>
          <table:table-cell table:style-name="ce135" table:number-columns-repeated="2"/>
          <table:table-cell table:style-name="ce98"/>
          <table:table-cell table:number-columns-repeated="1006"/>
        </table:table-row>
        <table:table-row table:style-name="ro12">
          <table:table-cell table:style-name="ce57"/>
          <table:table-cell table:style-name="ce64" office:value-type="string" office:string-value="" calcext:value-type="error">
            <text:p>Err:511</text:p>
          </table:table-cell>
          <table:table-cell table:style-name="ce83"/>
          <table:table-cell table:style-name="ce101" table:formula="of:=IF(NOT(ISBLANK([.B37])); INDIRECT(&quot;Income!D&quot;&amp;[.B37]&amp;&quot;:Q&quot;&amp;[.B37]);&quot;&quot;)" office:value-type="string" office:string-value="" calcext:value-type="error">
            <text:p>Err:511</text:p>
          </table:table-cell>
          <table:table-cell table:style-name="ce101" table:number-columns-repeated="11"/>
          <table:table-cell table:style-name="ce135" table:number-columns-repeated="2"/>
          <table:table-cell table:style-name="ce98"/>
          <table:table-cell table:number-columns-repeated="1006"/>
        </table:table-row>
        <table:table-row table:style-name="ro12">
          <table:table-cell table:style-name="ce57"/>
          <table:table-cell table:style-name="ce64" office:value-type="string" office:string-value="" calcext:value-type="error">
            <text:p>Err:511</text:p>
          </table:table-cell>
          <table:table-cell table:style-name="ce83"/>
          <table:table-cell table:style-name="ce101" table:formula="of:=IF(NOT(ISBLANK([.B38])); INDIRECT(&quot;Income!D&quot;&amp;[.B38]&amp;&quot;:Q&quot;&amp;[.B38]);&quot;&quot;)" office:value-type="string" office:string-value="" calcext:value-type="error">
            <text:p>Err:511</text:p>
          </table:table-cell>
          <table:table-cell table:style-name="ce101" table:number-columns-repeated="11"/>
          <table:table-cell table:style-name="ce135" table:number-columns-repeated="2"/>
          <table:table-cell table:style-name="ce98"/>
          <table:table-cell table:number-columns-repeated="1006"/>
        </table:table-row>
        <table:table-row table:style-name="ro12">
          <table:table-cell table:style-name="ce57"/>
          <table:table-cell table:style-name="ce64" office:value-type="string" office:string-value="" calcext:value-type="error">
            <text:p>Err:511</text:p>
          </table:table-cell>
          <table:table-cell table:style-name="ce83"/>
          <table:table-cell table:style-name="ce101" table:formula="of:=IF(NOT(ISBLANK([.B39])); INDIRECT(&quot;Income!D&quot;&amp;[.B39]&amp;&quot;:Q&quot;&amp;[.B39]);&quot;&quot;)" office:value-type="string" office:string-value="" calcext:value-type="error">
            <text:p>Err:511</text:p>
          </table:table-cell>
          <table:table-cell table:style-name="ce101" table:number-columns-repeated="11"/>
          <table:table-cell table:style-name="ce135" table:number-columns-repeated="2"/>
          <table:table-cell table:style-name="ce98"/>
          <table:table-cell table:number-columns-repeated="1006"/>
        </table:table-row>
        <table:table-row table:style-name="ro12">
          <table:table-cell table:style-name="ce57"/>
          <table:table-cell table:style-name="ce64" office:value-type="string" office:string-value="" calcext:value-type="error">
            <text:p>Err:511</text:p>
          </table:table-cell>
          <table:table-cell table:style-name="ce83"/>
          <table:table-cell table:style-name="ce101" table:formula="of:=IF(NOT(ISBLANK([.B40])); INDIRECT(&quot;Income!D&quot;&amp;[.B40]&amp;&quot;:Q&quot;&amp;[.B40]);&quot;&quot;)" office:value-type="string" office:string-value="" calcext:value-type="error">
            <text:p>Err:511</text:p>
          </table:table-cell>
          <table:table-cell table:style-name="ce101" table:number-columns-repeated="11"/>
          <table:table-cell table:style-name="ce135" table:number-columns-repeated="2"/>
          <table:table-cell table:style-name="ce99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84"/>
          <table:table-cell table:style-name="ce102"/>
          <table:table-cell table:style-name="ce109" table:number-columns-repeated="2"/>
          <table:table-cell table:style-name="ce114" table:number-columns-repeated="9"/>
          <table:table-cell table:style-name="ce135" table:number-columns-repeated="2"/>
          <table:table-cell table:style-name="ce99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6" office:value-type="string" calcext:value-type="string">
            <text:p>Expenses</text:p>
          </table:table-cell>
          <table:table-cell table:style-name="ce100"/>
          <table:table-cell table:style-name="ce110" table:number-columns-repeated="2"/>
          <table:table-cell table:style-name="ce115" table:number-columns-repeated="9"/>
          <table:table-cell table:style-name="ce135" table:number-columns-repeated="2"/>
          <table:table-cell table:style-name="ce99"/>
          <table:table-cell table:number-columns-repeated="1006"/>
        </table:table-row>
        <table:table-row table:style-name="ro10">
          <table:table-cell table:style-name="ce59"/>
          <table:table-cell table:style-name="ce66" office:value-type="string" calcext:value-type="string">
            <text:p>Row #</text:p>
          </table:table-cell>
          <table:table-cell table:style-name="ce85" table:formula="of:=IFERROR(__xludf.dummyfunction(&quot;unique(Expenses!A:A)&quot;);&quot;&quot;)">
            <text:p/>
          </table:table-cell>
          <table:table-cell table:style-name="ce93" table:formula="of:=[$Expenses.D2]" office:value-type="date" office:date-value="2016-01-01" calcext:value-type="date">
            <text:p>Jan</text:p>
          </table:table-cell>
          <table:table-cell table:style-name="ce93" table:formula="of:=[$Expenses.E2]" office:value-type="date" office:date-value="2016-02-01" calcext:value-type="date">
            <text:p>Feb</text:p>
          </table:table-cell>
          <table:table-cell table:style-name="ce93" table:formula="of:=[$Expenses.F2]" office:value-type="date" office:date-value="2016-03-01" calcext:value-type="date">
            <text:p>Mar</text:p>
          </table:table-cell>
          <table:table-cell table:style-name="ce93" table:formula="of:=[$Expenses.G2]" office:value-type="date" office:date-value="2016-04-01" calcext:value-type="date">
            <text:p>Apr</text:p>
          </table:table-cell>
          <table:table-cell table:style-name="ce93" table:formula="of:=[$Expenses.H2]" office:value-type="date" office:date-value="2016-05-01" calcext:value-type="date">
            <text:p>May</text:p>
          </table:table-cell>
          <table:table-cell table:style-name="ce93" table:formula="of:=[$Expenses.I2]" office:value-type="date" office:date-value="2016-06-01" calcext:value-type="date">
            <text:p>Jun</text:p>
          </table:table-cell>
          <table:table-cell table:style-name="ce93" table:formula="of:=[$Expenses.J2]" office:value-type="date" office:date-value="2016-07-01" calcext:value-type="date">
            <text:p>Jul</text:p>
          </table:table-cell>
          <table:table-cell table:style-name="ce93" table:formula="of:=[$Expenses.K2]" office:value-type="date" office:date-value="2016-08-01" calcext:value-type="date">
            <text:p>Aug</text:p>
          </table:table-cell>
          <table:table-cell table:style-name="ce93" table:formula="of:=[$Expenses.L2]" office:value-type="date" office:date-value="2016-09-01" calcext:value-type="date">
            <text:p>Sep</text:p>
          </table:table-cell>
          <table:table-cell table:style-name="ce93" table:formula="of:=[$Expenses.M2]" office:value-type="date" office:date-value="2016-10-01" calcext:value-type="date">
            <text:p>Oct</text:p>
          </table:table-cell>
          <table:table-cell table:style-name="ce93" table:formula="of:=[$Expenses.N2]" office:value-type="date" office:date-value="2016-11-01" calcext:value-type="date">
            <text:p>Nov</text:p>
          </table:table-cell>
          <table:table-cell table:style-name="ce93" table:formula="of:=[$Expenses.O2]" office:value-type="date" office:date-value="2016-12-01" calcext:value-type="date">
            <text:p>Dec</text:p>
          </table:table-cell>
          <table:table-cell table:style-name="ce134" office:value-type="string" calcext:value-type="string">
            <text:p>Total</text:p>
          </table:table-cell>
          <table:table-cell table:style-name="ce134" office:value-type="string" calcext:value-type="string">
            <text:p>Average</text:p>
          </table:table-cell>
          <table:table-cell table:style-name="ce147"/>
          <table:table-cell table:number-columns-repeated="1006"/>
        </table:table-row>
        <table:table-row table:style-name="ro10">
          <table:table-cell table:style-name="ce57"/>
          <table:table-cell table:style-name="ce69" table:number-matrix-columns-spanned="1" table:number-matrix-rows-spanned="15" table:formula="of:=IFERROR(MATCH([.C44:.C58];[$Expenses.A$1:.A$1048576];0))" office:value-type="string" office:string-value="" calcext:value-type="error">
            <text:p>Err:511</text:p>
          </table:table-cell>
          <table:table-cell table:style-name="ce86" table:formula="of:=IFERROR(__xludf.dummyfunction(&quot;&quot;&quot;COMPUTED_VALUE&quot;&quot;&quot;);&quot;Children&quot;)" office:value-type="string" office:string-value="Children" calcext:value-type="string">
            <text:p>Children</text:p>
          </table:table-cell>
          <table:table-cell table:style-name="ce103" table:formula="of:=IF(NOT(ISBLANK([.B44])); INDIRECT(&quot;Expenses!D&quot;&amp;[.B44]&amp;&quot;:Q&quot;&amp;[.B44]);&quot;&quot;)" office:value-type="string" office:string-value="" calcext:value-type="error">
            <text:p>Err:511</text:p>
          </table:table-cell>
          <table:table-cell table:number-columns-repeated="11" table:style-name="ce103" office:value-type="float" office:value="0" calcext:value-type="float">
            <text:p>$0</text:p>
          </table:table-cell>
          <table:table-cell table:number-columns-repeated="2" table:style-name="ce141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Debt&quot;)" office:value-type="string" office:string-value="Debt" calcext:value-type="string">
            <text:p>Debt</text:p>
          </table:table-cell>
          <table:table-cell table:style-name="ce104" table:formula="of:=IF(NOT(ISBLANK([.B45])); INDIRECT(&quot;Expenses!D&quot;&amp;[.B45]&amp;&quot;:Q&quot;&amp;[.B45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Education&quot;)" office:value-type="string" office:string-value="Education" calcext:value-type="string">
            <text:p>Education</text:p>
          </table:table-cell>
          <table:table-cell table:style-name="ce104" table:formula="of:=IF(NOT(ISBLANK([.B46])); INDIRECT(&quot;Expenses!D&quot;&amp;[.B46]&amp;&quot;:Q&quot;&amp;[.B46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Entertainment&quot;)" office:value-type="string" office:string-value="Entertainment" calcext:value-type="string">
            <text:p>Entertainment</text:p>
          </table:table-cell>
          <table:table-cell table:style-name="ce104" table:formula="of:=IF(NOT(ISBLANK([.B47])); INDIRECT(&quot;Expenses!D&quot;&amp;[.B47]&amp;&quot;:Q&quot;&amp;[.B47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Everyday&quot;)" office:value-type="string" office:string-value="Everyday" calcext:value-type="string">
            <text:p>Everyday</text:p>
          </table:table-cell>
          <table:table-cell table:style-name="ce104" table:formula="of:=IF(NOT(ISBLANK([.B48])); INDIRECT(&quot;Expenses!D&quot;&amp;[.B48]&amp;&quot;:Q&quot;&amp;[.B48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Gifts&quot;)" office:value-type="string" office:string-value="Gifts" calcext:value-type="string">
            <text:p>Gifts</text:p>
          </table:table-cell>
          <table:table-cell table:style-name="ce104" table:formula="of:=IF(NOT(ISBLANK([.B49])); INDIRECT(&quot;Expenses!D&quot;&amp;[.B49]&amp;&quot;:Q&quot;&amp;[.B49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Health/medical&quot;)" office:value-type="string" office:string-value="Health/medical" calcext:value-type="string">
            <text:p>Health/medical</text:p>
          </table:table-cell>
          <table:table-cell table:style-name="ce104" table:formula="of:=IF(NOT(ISBLANK([.B50])); INDIRECT(&quot;Expenses!D&quot;&amp;[.B50]&amp;&quot;:Q&quot;&amp;[.B50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Home&quot;)" office:value-type="string" office:string-value="Home" calcext:value-type="string">
            <text:p>Home</text:p>
          </table:table-cell>
          <table:table-cell table:style-name="ce104" table:formula="of:=IF(NOT(ISBLANK([.B51])); INDIRECT(&quot;Expenses!D&quot;&amp;[.B51]&amp;&quot;:Q&quot;&amp;[.B51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Insurance&quot;)" office:value-type="string" office:string-value="Insurance" calcext:value-type="string">
            <text:p>Insurance</text:p>
          </table:table-cell>
          <table:table-cell table:style-name="ce104" table:formula="of:=IF(NOT(ISBLANK([.B52])); INDIRECT(&quot;Expenses!D&quot;&amp;[.B52]&amp;&quot;:Q&quot;&amp;[.B52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Pets&quot;)" office:value-type="string" office:string-value="Pets" calcext:value-type="string">
            <text:p>Pets</text:p>
          </table:table-cell>
          <table:table-cell table:style-name="ce104" table:formula="of:=IF(NOT(ISBLANK([.B53])); INDIRECT(&quot;Expenses!D&quot;&amp;[.B53]&amp;&quot;:Q&quot;&amp;[.B53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Technology&quot;)" office:value-type="string" office:string-value="Technology" calcext:value-type="string">
            <text:p>Technology</text:p>
          </table:table-cell>
          <table:table-cell table:style-name="ce104" table:formula="of:=IF(NOT(ISBLANK([.B54])); INDIRECT(&quot;Expenses!D&quot;&amp;[.B54]&amp;&quot;:Q&quot;&amp;[.B54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Transportation&quot;)" office:value-type="string" office:string-value="Transportation" calcext:value-type="string">
            <text:p>Transportation</text:p>
          </table:table-cell>
          <table:table-cell table:style-name="ce104" table:formula="of:=IF(NOT(ISBLANK([.B55])); INDIRECT(&quot;Expenses!D&quot;&amp;[.B55]&amp;&quot;:Q&quot;&amp;[.B55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Travel&quot;)" office:value-type="string" office:string-value="Travel" calcext:value-type="string">
            <text:p>Travel</text:p>
          </table:table-cell>
          <table:table-cell table:style-name="ce104" table:formula="of:=IF(NOT(ISBLANK([.B56])); INDIRECT(&quot;Expenses!D&quot;&amp;[.B56]&amp;&quot;:Q&quot;&amp;[.B56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8" table:formula="of:=IFERROR(__xludf.dummyfunction(&quot;&quot;&quot;COMPUTED_VALUE&quot;&quot;&quot;);&quot;Utilities&quot;)" office:value-type="string" office:string-value="Utilities" calcext:value-type="string">
            <text:p>Utilities</text:p>
          </table:table-cell>
          <table:table-cell table:style-name="ce104" table:formula="of:=IF(NOT(ISBLANK([.B57])); INDIRECT(&quot;Expenses!D&quot;&amp;[.B57]&amp;&quot;:Q&quot;&amp;[.B57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 office:value-type="string" office:string-value="" calcext:value-type="error">
            <text:p>Err:511</text:p>
          </table:table-cell>
          <table:table-cell table:style-name="ce87" table:formula="of:=IFERROR(__xludf.dummyfunction(&quot;&quot;&quot;COMPUTED_VALUE&quot;&quot;&quot;);&quot;Other&quot;)" office:value-type="string" office:string-value="Other" calcext:value-type="string">
            <text:p>Other</text:p>
          </table:table-cell>
          <table:table-cell table:style-name="ce104" table:formula="of:=IF(NOT(ISBLANK([.B58])); INDIRECT(&quot;Expenses!D&quot;&amp;[.B58]&amp;&quot;:Q&quot;&amp;[.B58]);&quot;&quot;)" office:value-type="string" office:string-value="" calcext:value-type="error">
            <text:p>Err:511</text:p>
          </table:table-cell>
          <table:table-cell table:number-columns-repeated="11" table:style-name="ce104" office:value-type="float" office:value="0" calcext:value-type="float">
            <text:p>$0</text:p>
          </table:table-cell>
          <table:table-cell table:number-columns-repeated="2" table:style-name="ce142" office:value-type="float" office:value="0" calcext:value-type="float">
            <text:p>$0</text:p>
          </table:table-cell>
          <table:table-cell table:style-name="ce151"/>
          <table:table-cell table:number-columns-repeated="1006"/>
        </table:table-row>
        <table:table-row table:style-name="ro10">
          <table:table-cell table:style-name="ce57"/>
          <table:table-cell table:style-name="ce69"/>
          <table:table-cell table:style-name="ce89"/>
          <table:table-cell table:style-name="ce105" table:formula="of:=IF(NOT(ISBLANK([.B59])); INDIRECT(&quot;Expenses!D&quot;&amp;[.B59]&amp;&quot;:Q&quot;&amp;[.B59]);&quot;&quot;)">
            <text:p/>
          </table:table-cell>
          <table:table-cell table:style-name="ce105" table:number-columns-repeated="11"/>
          <table:table-cell table:style-name="ce143" table:number-columns-repeated="2"/>
          <table:table-cell table:style-name="ce152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60])); INDIRECT(&quot;Expenses!D&quot;&amp;[.B60]&amp;&quot;:Q&quot;&amp;[.B60]);&quot;&quot;)">
            <text:p/>
          </table:table-cell>
          <table:table-cell table:style-name="ce111" table:number-columns-repeated="11"/>
          <table:table-cell table:style-name="ce144" table:number-columns-repeated="2"/>
          <table:table-cell table:style-name="ce153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16">
            <draw:frame table:end-cell-address="Summary.S74" table:end-x="59.92pt" table:end-y="14.97pt" draw:z-index="1" draw:name="Chart 2" draw:style-name="gr1" draw:text-style-name="P1" svg:width="956.21pt" svg:height="266.97pt" svg:x="3.77pt" svg:y="1.5pt">
              <draw:object draw:notify-on-update-of-ranges="Summary.C44:Summary.C58 Summary.Q44:Summary.Q5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01" table:formula="of:=IF(NOT(ISBLANK([.B61])); INDIRECT(&quot;Expenses!D&quot;&amp;[.B61]&amp;&quot;:Q&quot;&amp;[.B61]);&quot;&quot;)">
            <text:p/>
          </table:table-cell>
          <table:table-cell table:style-name="ce111" table:number-columns-repeated="11"/>
          <table:table-cell table:style-name="ce144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16"/>
          <table:table-cell table:style-name="ce101" table:formula="of:=IF(NOT(ISBLANK([.B62])); INDIRECT(&quot;Expenses!D&quot;&amp;[.B62]&amp;&quot;:Q&quot;&amp;[.B62]);&quot;&quot;)">
            <text:p/>
          </table:table-cell>
          <table:table-cell table:style-name="ce112"/>
          <table:table-cell table:style-name="ce113" table:number-columns-repeated="2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16"/>
          <table:table-cell table:style-name="ce101" table:formula="of:=IF(NOT(ISBLANK([.B63])); INDIRECT(&quot;Expenses!D&quot;&amp;[.B63]&amp;&quot;:Q&quot;&amp;[.B63]);&quot;&quot;)">
            <text:p/>
          </table:table-cell>
          <table:table-cell table:style-name="ce112"/>
          <table:table-cell table:style-name="ce113" table:number-columns-repeated="2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16"/>
          <table:table-cell table:style-name="ce101" table:formula="of:=IF(NOT(ISBLANK([.B64])); INDIRECT(&quot;Expenses!D&quot;&amp;[.B64]&amp;&quot;:Q&quot;&amp;[.B64]);&quot;&quot;)">
            <text:p/>
          </table:table-cell>
          <table:table-cell table:style-name="ce112"/>
          <table:table-cell table:style-name="ce113" table:number-columns-repeated="2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16"/>
          <table:table-cell table:style-name="ce101" table:formula="of:=IF(NOT(ISBLANK([.B65])); INDIRECT(&quot;Expenses!D&quot;&amp;[.B65]&amp;&quot;:Q&quot;&amp;[.B65]);&quot;&quot;)">
            <text:p/>
          </table:table-cell>
          <table:table-cell table:style-name="ce112"/>
          <table:table-cell table:style-name="ce113" table:number-columns-repeated="2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66])); INDIRECT(&quot;Expenses!D&quot;&amp;[.B66]&amp;&quot;:Q&quot;&amp;[.B66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67])); INDIRECT(&quot;Expenses!D&quot;&amp;[.B67]&amp;&quot;:Q&quot;&amp;[.B67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68])); INDIRECT(&quot;Expenses!D&quot;&amp;[.B68]&amp;&quot;:Q&quot;&amp;[.B68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69])); INDIRECT(&quot;Expenses!D&quot;&amp;[.B69]&amp;&quot;:Q&quot;&amp;[.B69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0])); INDIRECT(&quot;Expenses!D&quot;&amp;[.B70]&amp;&quot;:Q&quot;&amp;[.B70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1])); INDIRECT(&quot;Expenses!D&quot;&amp;[.B71]&amp;&quot;:Q&quot;&amp;[.B71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2])); INDIRECT(&quot;Expenses!D&quot;&amp;[.B72]&amp;&quot;:Q&quot;&amp;[.B72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3])); INDIRECT(&quot;Expenses!D&quot;&amp;[.B73]&amp;&quot;:Q&quot;&amp;[.B73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4])); INDIRECT(&quot;Expenses!D&quot;&amp;[.B74]&amp;&quot;:Q&quot;&amp;[.B74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5])); INDIRECT(&quot;Expenses!D&quot;&amp;[.B75]&amp;&quot;:Q&quot;&amp;[.B75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6])); INDIRECT(&quot;Expenses!D&quot;&amp;[.B76]&amp;&quot;:Q&quot;&amp;[.B76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7])); INDIRECT(&quot;Expenses!D&quot;&amp;[.B77]&amp;&quot;:Q&quot;&amp;[.B77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8])); INDIRECT(&quot;Expenses!D&quot;&amp;[.B78]&amp;&quot;:Q&quot;&amp;[.B78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79])); INDIRECT(&quot;Expenses!D&quot;&amp;[.B79]&amp;&quot;:Q&quot;&amp;[.B79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10">
          <table:table-cell table:style-name="ce57"/>
          <table:table-cell table:style-name="ce64"/>
          <table:table-cell table:style-name="ce75"/>
          <table:table-cell table:style-name="ce101" table:formula="of:=IF(NOT(ISBLANK([.B80])); INDIRECT(&quot;Expenses!D&quot;&amp;[.B80]&amp;&quot;:Q&quot;&amp;[.B80]);&quot;&quot;)">
            <text:p/>
          </table:table-cell>
          <table:table-cell table:style-name="ce113" table:number-columns-repeated="3"/>
          <table:table-cell table:style-name="ce116"/>
          <table:table-cell table:style-name="ce113" table:number-columns-repeated="7"/>
          <table:table-cell table:style-name="ce145" table:number-columns-repeated="2"/>
          <table:table-cell table:style-name="ce75"/>
          <table:table-cell table:number-columns-repeated="1006"/>
        </table:table-row>
        <table:table-row table:style-name="ro7" table:number-rows-repeated="104849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ummary.D25:Summary.O26">
            <calcext:condition calcext:apply-style-name="ConditionalStyle_1" calcext:value="&lt;0" calcext:base-cell-address="Summary.D25"/>
          </calcext:conditional-format>
        </calcext:conditional-formats>
      </table:table>
      <table:named-expressions>
        <table:named-range table:name="StartingBalance" table:base-cell-address="$Setup.$A$1" table:cell-range-address="$Setup.$C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date-style style:name="N126">
      <number:month number:textual="true"/>
    </number:date-style>
    <number:date-style style:name="N127">
      <number:month number:textual="true"/>
      <number:text> '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46524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tup" style:display-name="PageStyle_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nses" style:display-name="PageStyle_Expen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ome" style:display-name="PageStyle_Inco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050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6">
      <number:month number:textual="true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434343" style:text-position="0% 100%" fo:font-family="Roboto" fo:font-size="11pt" style:font-size-asian="11pt" style:font-size-complex="11pt"/>
    </style:style>
    <style:style style:name="ch3" style:family="chart">
      <style:chart-properties chart:include-hidden-cells="false" chart:treat-empty-cells="use-zero" chart:series-source="rows"/>
    </style:style>
    <style:style style:name="ch4" style:family="chart" style:data-style-name="N12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434343" style:text-position="0% 100%" fo:font-family="Roboto" fo:font-size="11pt" style:font-size-asian="11pt" style:font-size-complex="11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222222" style:text-position="0% 100%" fo:font-family="Roboto" fo:font-size="11pt" style:font-size-asian="11pt" style:font-size-complex="11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svg:stroke-width="0.026cm" svg:stroke-color="#999999" draw:fill-color="#999999" draw:opacity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6cm" svg:stroke-color="#6aa84f" draw:fill-color="#6aa84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6cm" svg:stroke-color="#dc3912" draw:fill-color="#dc3912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3.152cm" svg:height="7.99cm" xlink:href=".." xlink:type="simple" chart:class="chart:area" chart:row-mapping="2 0 1" chart:style-name="ch1">
        <chart:legend chart:legend-position="top" svg:x="12.246cm" svg:y="0.185cm" style:legend-expansion="wide" chart:style-name="ch2"/>
        <chart:plot-area chart:style-name="ch3" table:cell-range-address="Summary.C22:Summary.O24 Summary.C26:Summary.O26" chart:data-source-has-labels="both" svg:x="1.77cm" svg:y="1.528cm" svg:width="30.133cm" svg:height="5.389cm">
          <chartooo:coordinate-region svg:x="2.321cm" svg:y="1.754cm" svg:width="29.263cm" svg:height="4.613cm"/>
          <chart:axis chart:dimension="x" chart:name="primary-x" chart:style-name="ch4" chartooo:axis-type="text">
            <chart:categories table:cell-range-address="Summary.D22:Summary.O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D26:Summary.O26" chart:label-cell-address="Summary.C26:Summary.C26" chart:class="chart:area">
            <chart:data-point chart:repeated="12"/>
          </chart:series>
          <chart:series chart:style-name="ch8" chart:values-cell-range-address="Summary.D23:Summary.O23" chart:label-cell-address="Summary.C23:Summary.C23" chart:class="chart:line">
            <chart:data-point chart:repeated="12"/>
          </chart:series>
          <chart:series chart:style-name="ch9" chart:values-cell-range-address="Summary.D24:Summary.O24" chart:label-cell-address="Summary.C24:Summary.C2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42370">
                <text:p>42370</text:p>
                <draw:g>
                  <svg:desc>Summary.D22:Summary.O22</svg:desc>
                </draw:g>
              </table:table-cell>
              <table:table-cell office:value-type="float" office:value="42401">
                <text:p>42401</text:p>
              </table:table-cell>
              <table:table-cell office:value-type="float" office:value="42430">
                <text:p>42430</text:p>
              </table:table-cell>
              <table:table-cell office:value-type="float" office:value="42461">
                <text:p>42461</text:p>
              </table:table-cell>
              <table:table-cell office:value-type="float" office:value="42491">
                <text:p>42491</text:p>
              </table:table-cell>
              <table:table-cell office:value-type="float" office:value="42522">
                <text:p>42522</text:p>
              </table:table-cell>
              <table:table-cell office:value-type="float" office:value="42552">
                <text:p>42552</text:p>
              </table:table-cell>
              <table:table-cell office:value-type="float" office:value="42583">
                <text:p>42583</text:p>
              </table:table-cell>
              <table:table-cell office:value-type="float" office:value="42614">
                <text:p>42614</text:p>
              </table:table-cell>
              <table:table-cell office:value-type="float" office:value="42644">
                <text:p>42644</text:p>
              </table:table-cell>
              <table:table-cell office:value-type="float" office:value="42675">
                <text:p>42675</text:p>
              </table:table-cell>
              <table:table-cell office:value-type="float" office:value="42705">
                <text:p>42705</text:p>
              </table:table-cell>
            </table:table-row>
          </table:table-header-rows>
          <table:table-rows>
            <table:table-row>
              <table:table-cell office:value-type="string">
                <text:p>Ending balance</text:p>
                <draw:g>
                  <svg:desc>Summary.C26:Summary.C26</svg:desc>
                </draw:g>
              </table:table-cell>
              <table:table-cell office:value-type="float" office:value="NaN">
                <text:p>NaN</text:p>
                <draw:g>
                  <svg:desc>Summary.D26:Summary.O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come</text:p>
                <draw:g>
                  <svg:desc>Summary.C23:Summary.C23</svg:desc>
                </draw:g>
              </table:table-cell>
              <table:table-cell office:value-type="float" office:value="NaN">
                <text:p>NaN</text:p>
                <draw:g>
                  <svg:desc>Summary.D23:Summary.O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penses</text:p>
                <draw:g>
                  <svg:desc>Summary.C24:Summary.C24</svg:desc>
                </draw:g>
              </table:table-cell>
              <table:table-cell office:value-type="float" office:value="NaN">
                <text:p>NaN</text:p>
                <draw:g>
                  <svg:desc>Summary.D24:Summary.O2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text>$</number:text>
      <number:number number:decimal-places="0" loext:min-decimal-places="0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use-zero"/>
    </style:style>
    <style:style style:name="ch3" style:family="chart" style:data-style-name="N125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434343" style:text-position="0% 100%" fo:font-family="Roboto" fo:font-size="11pt" style:font-size-asian="11pt" style:font-size-complex="11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434343" style:text-position="0% 100%" fo:font-family="Roboto" fo:font-size="11pt" style:font-size-asian="11pt" style:font-size-complex="11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link-data-style-to-source="true"/>
      <style:graphic-properties draw:fill-color="#dd7e6b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-color="#4b1f6f"/>
    </style:style>
    <style:style style:name="ch16" style:family="chart">
      <style:graphic-properties draw:fill-color="#ff950e"/>
    </style:style>
    <style:style style:name="ch17" style:family="chart">
      <style:graphic-properties draw:fill-color="#c5000b"/>
    </style:style>
    <style:style style:name="ch18" style:family="chart">
      <style:graphic-properties draw:fill-color="#0084d1"/>
    </style:style>
    <style:style style:name="ch19" style:family="chart">
      <style:graphic-properties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33.734cm" svg:height="9.419cm" xlink:href=".." xlink:type="simple" chart:class="chart:bar" chart:style-name="ch1">
        <chart:plot-area chart:style-name="ch2" table:cell-range-address="Summary.C44:Summary.C58 Summary.Q44:Summary.Q58" chart:data-source-has-labels="column" svg:x="1.618cm" svg:y="1.561cm" svg:width="31.426cm" svg:height="6.746cm">
          <chartooo:coordinate-region svg:x="2.169cm" svg:y="1.561cm" svg:width="30.875cm" svg:height="4.324cm"/>
          <chart:axis chart:dimension="x" chart:name="primary-x" chart:style-name="ch3" chartooo:axis-type="text">
            <chart:categories table:cell-range-address="Summary.C44:Summary.C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Q44:Summary.Q58" chart:class="chart:b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Children</text:p>
                <draw:g>
                  <svg:desc>Summary.C44:Summary.C58</svg:desc>
                </draw:g>
              </table:table-cell>
              <table:table-cell office:value-type="float" office:value="0">
                <text:p>0</text:p>
                <draw:g>
                  <svg:desc>Summary.Q44:Summary.Q58</svg:desc>
                </draw:g>
              </table:table-cell>
            </table:table-row>
            <table:table-row>
              <table:table-cell office:value-type="string">
                <text:p>Deb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veryda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if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alth/medic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m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uranc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hnolog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ansport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ave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tiliti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